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307in"/>
    </style:style>
    <style:style style:name="co8" style:family="table-column">
      <style:table-column-properties fo:break-before="auto" style:column-width="1.5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77bc65" fo:border="0.74pt solid #000000"/>
    </style:style>
    <style:style style:name="ce2" style:family="table-cell" style:parent-style-name="Default" style:data-style-name="N41">
      <style:table-cell-properties fo:background-color="#77bc65" fo:border="0.74pt solid #000000"/>
    </style:style>
    <style:style style:name="ce3" style:family="table-cell" style:parent-style-name="Default" style:data-style-name="N41"/>
    <style:style style:name="ce4" style:family="table-cell" style:parent-style-name="Default" style:data-style-name="N115"/>
    <style:style style:name="ce5" style:family="table-cell" style:parent-style-name="Default" style:data-style-name="N114">
      <style:table-cell-properties fo:background-color="#77bc65" fo:border="0.74pt solid #000000"/>
    </style:style>
    <style:style style:name="ce6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 table:null-year="1950"/>
      <table:table table:name="ori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2" office:value-type="string" calcext:value-type="string">
            <text:p>Data urodzenia</text:p>
          </table:table-cell>
          <table:table-cell table:style-name="ce1" office:value-type="string" calcext:value-type="string">
            <text:p>Miejsce urodzenia</text:p>
          </table:table-cell>
          <table:table-cell table:style-name="ce1" office:value-type="string" calcext:value-type="string">
            <text:p>Stanowisko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71-01-22" calcext:value-type="date">
            <text:p>22 stycznia 19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date" office:date-value="1969-12-02" calcext:value-type="date">
            <text:p>2 grudnia 19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date" office:date-value="1964-08-22" calcext:value-type="date">
            <text:p>22 sierp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date" office:date-value="1968-11-14" calcext:value-type="date">
            <text:p>14 listopad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date" office:date-value="1963-03-17" calcext:value-type="date">
            <text:p>17 marca 19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date" office:date-value="1967-05-18" calcext:value-type="date">
            <text:p>18 maja 19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date" office:date-value="1968-01-21" calcext:value-type="date">
            <text:p>21 stycznia 19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date" office:date-value="1963-02-14" calcext:value-type="date">
            <text:p>14 lutego 19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date" office:date-value="1970-01-01" calcext:value-type="date">
            <text:p>1 stycznia 19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date" office:date-value="1968-02-27" calcext:value-type="date">
            <text:p>27 lutego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date" office:date-value="1968-06-30" calcext:value-type="date">
            <text:p>30 czerwca 19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date" office:date-value="1966-08-10" calcext:value-type="date">
            <text:p>10 sierpnia 19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 grudnia 19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6-11-16" calcext:value-type="date">
            <text:p>16 listopada 19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6-06-07" calcext:value-type="date">
            <text:p>7 czerwc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68-01-22" calcext:value-type="date">
            <text:p>22 stycznia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6-03-26" calcext:value-type="date">
            <text:p>26 marca 19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70-07-03" calcext:value-type="date">
            <text:p>3 lipca 19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5-09-01" calcext:value-type="date">
            <text:p>1 września 19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04" calcext:value-type="date">
            <text:p>4 maja 19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7-05-04" calcext:value-type="date">
            <text:p>4 maja 19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65-04-25" calcext:value-type="date">
            <text:p>25 kwietni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date" office:date-value="1965-05-22" calcext:value-type="date">
            <text:p>22 maj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date" office:date-value="1965-10-01" calcext:value-type="date">
            <text:p>1 październik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date" office:date-value="1965-01-13" calcext:value-type="date">
            <text:p>13 stycznia 19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date" office:date-value="1966-10-02" calcext:value-type="date">
            <text:p>2 października 1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16" calcext:value-type="date">
            <text:p>16 maja 19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date" office:date-value="1970-07-05" calcext:value-type="date">
            <text:p>5 lipca 19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date" office:date-value="1970-01-12" calcext:value-type="date">
            <text:p>12 stycznia 19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date" office:date-value="1964-06-13" calcext:value-type="date">
            <text:p>13 czerwca 19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date" office:date-value="1970-10-15" calcext:value-type="date">
            <text:p>15 października 19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date" office:date-value="1969-02-24" calcext:value-type="date">
            <text:p>24 lutego 19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date" office:date-value="1968-02-28" calcext:value-type="date">
            <text:p>28 lutego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date" office:date-value="1970-12-25" calcext:value-type="date">
            <text:p>25 grudnia 19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8-02-25" calcext:value-type="date">
            <text:p>25 lutego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date" office:date-value="1965-11-18" calcext:value-type="date">
            <text:p>18 listopada 19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date" office:date-value="1968-01-05" calcext:value-type="date">
            <text:p>5 stycznia 19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date" office:date-value="1969-05-04" calcext:value-type="date">
            <text:p>4 maja 19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date" office:date-value="1965-04-25" calcext:value-type="date">
            <text:p>25 kwietnia 19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date" office:date-value="1969-09-18" calcext:value-type="date">
            <text:p>18 września 19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date" office:date-value="1970-09-29" calcext:value-type="date">
            <text:p>29 września 19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date" office:date-value="1965-02-02" calcext:value-type="date">
            <text:p>2 lutego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date" office:date-value="1970-09-05" calcext:value-type="date">
            <text:p>5 września 19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date" office:date-value="1967-12-03" calcext:value-type="date">
            <text:p>3 grudnia 19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date" office:date-value="1970-12-10" calcext:value-type="date">
            <text:p>10 grudni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date" office:date-value="1968-07-26" calcext:value-type="date">
            <text:p>26 lipca 19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date" office:date-value="1967-08-30" calcext:value-type="date">
            <text:p>30 sierpnia 19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date" office:date-value="1965-04-11" calcext:value-type="date">
            <text:p>11 kwietnia 19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date" office:date-value="1967-07-02" calcext:value-type="date">
            <text:p>2 lipca 19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3-01-01" calcext:value-type="date">
            <text:p>1 stycznia 19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date" office:date-value="1964-09-13" calcext:value-type="date">
            <text:p>13 wrześ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date" office:date-value="1964-03-10" calcext:value-type="date">
            <text:p>10 marca 19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date" office:date-value="1966-01-01" calcext:value-type="date">
            <text:p>1 stycznia 19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date" office:date-value="1964-12-21" calcext:value-type="date">
            <text:p>21 grudnia 19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date" office:date-value="1968-03-08" calcext:value-type="date">
            <text:p>8 marca 19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date" office:date-value="1966-03-07" calcext:value-type="date">
            <text:p>7 marc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5-05-19" calcext:value-type="date">
            <text:p>19 maja 19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date" office:date-value="1961-03-22" calcext:value-type="date">
            <text:p>22 marca 19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date" office:date-value="1965-07-16" calcext:value-type="date">
            <text:p>16 lipca 19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date" office:date-value="1963-11-09" calcext:value-type="date">
            <text:p>9 listopada 19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date" office:date-value="1968-07-15" calcext:value-type="date">
            <text:p>15 lipc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date" office:date-value="1969-05-14" calcext:value-type="date">
            <text:p>14 maja 19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date" office:date-value="1965-12-25" calcext:value-type="date">
            <text:p>25 grudnia 19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date" office:date-value="1955-11-26" calcext:value-type="date">
            <text:p>26 listopada 19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date" office:date-value="1959-03-27" calcext:value-type="date">
            <text:p>27 marca 19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date" office:date-value="1965-12-28" calcext:value-type="date">
            <text:p>28 grudnia 19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5-04-11" calcext:value-type="date">
            <text:p>11 kwietnia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67-07-02" calcext:value-type="date">
            <text:p>2 lipca 19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3-01-02" calcext:value-type="date">
            <text:p>2 stycznia 19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4-09-11" calcext:value-type="date">
            <text:p>11 września 19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date" office:date-value="1968-02-28" calcext:value-type="date">
            <text:p>28 lutego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date" office:date-value="1970-12-25" calcext:value-type="date">
            <text:p>25 grudnia 19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date" office:date-value="1968-02-25" calcext:value-type="date">
            <text:p>25 lutego 19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date" office:date-value="1970-09-29" calcext:value-type="date">
            <text:p>29 września 19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date" office:date-value="1967-09-18" calcext:value-type="date">
            <text:p>18 września 19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date" office:date-value="1969-05-14" calcext:value-type="date">
            <text:p>14 maja 19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date" office:date-value="1962-01-05" calcext:value-type="date">
            <text:p>5 stycznia 19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date" office:date-value="1962-11-18" calcext:value-type="date">
            <text:p>18 listopada 19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date" office:date-value="1960-04-25" calcext:value-type="date">
            <text:p>25 kwietnia 19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date" office:date-value="1965-02-02" calcext:value-type="date">
            <text:p>2 lutego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date" office:date-value="1971-10-05" calcext:value-type="date">
            <text:p>5 października 19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date" office:date-value="1967-11-03" calcext:value-type="date">
            <text:p>3 listopada 19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date" office:date-value="1970-12-10" calcext:value-type="date">
            <text:p>10 grudni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date" office:date-value="1963-01-02" calcext:value-type="date">
            <text:p>2 stycznia 19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date" office:date-value="1964-09-11" calcext:value-type="date">
            <text:p>11 wrześ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date" office:date-value="1957-12-13" calcext:value-type="date">
            <text:p>13 grudnia 19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date" office:date-value="1963-03-16" calcext:value-type="date">
            <text:p>16 marca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date" office:date-value="1961-02-03" calcext:value-type="date">
            <text:p>3 lutego 19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date" office:date-value="1955-05-05" calcext:value-type="date">
            <text:p>5 maja 19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date" office:date-value="1960-07-09" calcext:value-type="date">
            <text:p>9 lipca 19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date" office:date-value="1954-07-21" calcext:value-type="date">
            <text:p>21 lipca 19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date" office:date-value="1966-04-07" calcext:value-type="date">
            <text:p>7 kwietnia 1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date" office:date-value="1965-05-14" calcext:value-type="date">
            <text:p>14 maja 19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date" office:date-value="1962-03-22" calcext:value-type="date">
            <text:p>22 marca 19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date" office:date-value="1961-10-06" calcext:value-type="date">
            <text:p>6 października 19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date" office:date-value="1953-11-09" calcext:value-type="date">
            <text:p>9 listopada 19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date" office:date-value="1968-07-15" calcext:value-type="date">
            <text:p>15 lipca 19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date" office:date-value="1959-05-14" calcext:value-type="date">
            <text:p>14 maja 19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5-11-21" calcext:value-type="date">
            <text:p>21 listopad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date" office:date-value="1955-01-27" calcext:value-type="date">
            <text:p>27 stycznia 19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date" office:date-value="1960-03-27" calcext:value-type="date">
            <text:p>27 marca 19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date" office:date-value="1964-12-28" calcext:value-type="date">
            <text:p>28 grudnia 19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date" office:date-value="1965-05-11" calcext:value-type="date">
            <text:p>11 maja 19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date" office:date-value="1967-09-02" calcext:value-type="date">
            <text:p>2 września 19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date" office:date-value="1963-01-12" calcext:value-type="date">
            <text:p>12 stycznia 19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date" office:date-value="1962-08-11" calcext:value-type="date">
            <text:p>11 sierpnia 19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date" office:date-value="1965-12-25" calcext:value-type="date">
            <text:p>25 grudnia 19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date" office:date-value="1955-11-26" calcext:value-type="date">
            <text:p>26 listopada 19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date" office:date-value="1959-03-27" calcext:value-type="date">
            <text:p>27 marca 19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date" office:date-value="1965-12-28" calcext:value-type="date">
            <text:p>28 grudnia 19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date" office:date-value="1967-05-13" calcext:value-type="date">
            <text:p>13 maja 19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date" office:date-value="1970-01-01" calcext:value-type="date">
            <text:p>1 stycznia 19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date" office:date-value="1966-03-26" calcext:value-type="date">
            <text:p>26 marca 19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date" office:date-value="1968-02-27" calcext:value-type="date">
            <text:p>27 lutego 19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date" office:date-value="1966-11-16" calcext:value-type="date">
            <text:p>16 listopad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 grudnia 19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date" office:date-value="1968-06-30" calcext:value-type="date">
            <text:p>30 czerwca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date" office:date-value="1966-08-10" calcext:value-type="date">
            <text:p>10 sierpnia 19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date" office:date-value="1968-01-22" calcext:value-type="date">
            <text:p>22 styczni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date" office:date-value="1966-06-07" calcext:value-type="date">
            <text:p>7 czerwca 19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date" office:date-value="1973-03-01" calcext:value-type="date">
            <text:p>1 marca 19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date" office:date-value="1975-02-11" calcext:value-type="date">
            <text:p>11 lutego 19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  <table:table-row table:style-name="ro1" table:number-rows-repeated="10484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2" office:value-type="string" calcext:value-type="string">
            <text:p>Data urodzenia</text:p>
          </table:table-cell>
          <table:table-cell table:style-name="ce1" office:value-type="string" calcext:value-type="string">
            <text:p>Miejsce urodzenia</text:p>
          </table:table-cell>
          <table:table-cell table:style-name="ce1" office:value-type="string" calcext:value-type="string">
            <text:p>Stanowisko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71-01-22" calcext:value-type="date">
            <text:p>22 stycznia 19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date" office:date-value="1969-12-02" calcext:value-type="date">
            <text:p>2 grudnia 19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date" office:date-value="1964-08-22" calcext:value-type="date">
            <text:p>22 sierp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date" office:date-value="1968-11-14" calcext:value-type="date">
            <text:p>14 listopad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date" office:date-value="1963-03-17" calcext:value-type="date">
            <text:p>17 marca 19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date" office:date-value="1967-05-18" calcext:value-type="date">
            <text:p>18 maja 19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table:style-name="ce4" office:value-type="date" office:date-value="1968-01-21" calcext:value-type="date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date" office:date-value="1963-02-14" calcext:value-type="date">
            <text:p>14 lutego 19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date" office:date-value="1970-01-01" calcext:value-type="date">
            <text:p>1 stycznia 19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date" office:date-value="1968-02-27" calcext:value-type="date">
            <text:p>27 lutego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date" office:date-value="1968-06-30" calcext:value-type="date">
            <text:p>30 czerwca 19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table:style-name="ce4" office:value-type="date" office:date-value="1966-08-10" calcext:value-type="date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 grudnia 19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6-11-16" calcext:value-type="date">
            <text:p>16 listopada 19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6-06-07" calcext:value-type="date">
            <text:p>7 czerwc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68-01-22" calcext:value-type="date">
            <text:p>22 stycznia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6-03-26" calcext:value-type="date">
            <text:p>26 marca 19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70-07-03" calcext:value-type="date">
            <text:p>3 lipca 19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5-09-01" calcext:value-type="date">
            <text:p>1 września 19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04" calcext:value-type="date">
            <text:p>4 maja 19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7-05-04" calcext:value-type="date">
            <text:p>4 maja 19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65-04-25" calcext:value-type="date">
            <text:p>25 kwietni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date" office:date-value="1965-05-22" calcext:value-type="date">
            <text:p>22 maj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date" office:date-value="1965-10-01" calcext:value-type="date">
            <text:p>1 październik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date" office:date-value="1965-01-13" calcext:value-type="date">
            <text:p>13 stycznia 19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date" office:date-value="1966-10-02" calcext:value-type="date">
            <text:p>2 października 1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16" calcext:value-type="date">
            <text:p>16 maja 19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date" office:date-value="1970-07-05" calcext:value-type="date">
            <text:p>5 lipca 19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date" office:date-value="1970-01-12" calcext:value-type="date">
            <text:p>12 stycznia 19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date" office:date-value="1964-06-13" calcext:value-type="date">
            <text:p>13 czerwca 19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date" office:date-value="1970-10-15" calcext:value-type="date">
            <text:p>15 października 19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date" office:date-value="1969-02-24" calcext:value-type="date">
            <text:p>24 lutego 19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date" office:date-value="1968-02-28" calcext:value-type="date">
            <text:p>28 lutego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date" office:date-value="1970-12-25" calcext:value-type="date">
            <text:p>25 grudnia 19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8-02-25" calcext:value-type="date">
            <text:p>25 lutego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date" office:date-value="1965-11-18" calcext:value-type="date">
            <text:p>18 listopada 19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date" office:date-value="1968-01-05" calcext:value-type="date">
            <text:p>5 stycznia 19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date" office:date-value="1969-05-04" calcext:value-type="date">
            <text:p>4 maja 19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date" office:date-value="1965-04-25" calcext:value-type="date">
            <text:p>25 kwietnia 19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date" office:date-value="1969-09-18" calcext:value-type="date">
            <text:p>18 września 19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date" office:date-value="1970-09-29" calcext:value-type="date">
            <text:p>29 września 19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date" office:date-value="1965-02-02" calcext:value-type="date">
            <text:p>2 lutego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table:style-name="ce4" office:value-type="date" office:date-value="1970-09-05" calcext:value-type="date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table:style-name="ce4" office:value-type="date" office:date-value="1967-12-03" calcext:value-type="date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date" office:date-value="1970-12-10" calcext:value-type="date">
            <text:p>10 grudni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table:style-name="ce4" office:value-type="date" office:date-value="1968-07-26" calcext:value-type="date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table:style-name="ce4" office:value-type="date" office:date-value="1967-08-30" calcext:value-type="date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date" office:date-value="1965-04-11" calcext:value-type="date">
            <text:p>11 kwietnia 19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date" office:date-value="1967-07-02" calcext:value-type="date">
            <text:p>2 lipca 19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3-01-01" calcext:value-type="date">
            <text:p>1 stycznia 19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date" office:date-value="1964-09-13" calcext:value-type="date">
            <text:p>13 wrześ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date" office:date-value="1964-03-10" calcext:value-type="date">
            <text:p>10 marca 19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date" office:date-value="1966-01-01" calcext:value-type="date">
            <text:p>1 stycznia 19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table:style-name="ce4" office:value-type="date" office:date-value="1964-12-21" calcext:value-type="date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table:style-name="ce4" office:value-type="date" office:date-value="1968-03-08" calcext:value-type="date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date" office:date-value="1966-03-07" calcext:value-type="date">
            <text:p>7 marc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5-05-19" calcext:value-type="date">
            <text:p>19 maja 19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date" office:date-value="1961-03-22" calcext:value-type="date">
            <text:p>22 marca 19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date" office:date-value="1965-07-16" calcext:value-type="date">
            <text:p>16 lipca 19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date" office:date-value="1963-11-09" calcext:value-type="date">
            <text:p>9 listopada 19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date" office:date-value="1968-07-15" calcext:value-type="date">
            <text:p>15 lipc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date" office:date-value="1969-05-14" calcext:value-type="date">
            <text:p>14 maja 19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date" office:date-value="1965-12-25" calcext:value-type="date">
            <text:p>25 grudnia 19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date" office:date-value="1955-11-26" calcext:value-type="date">
            <text:p>26 listopada 19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table:style-name="ce4" office:value-type="date" office:date-value="1959-03-27" calcext:value-type="date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date" office:date-value="1965-12-28" calcext:value-type="date">
            <text:p>28 grudnia 19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5-04-11" calcext:value-type="date">
            <text:p>11 kwietnia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67-07-02" calcext:value-type="date">
            <text:p>2 lipca 19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table:style-name="ce4" office:value-type="date" office:date-value="1963-01-02" calcext:value-type="date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table:style-name="ce4" office:value-type="date" office:date-value="1964-09-11" calcext:value-type="date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date" office:date-value="1968-02-28" calcext:value-type="date">
            <text:p>28 lutego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date" office:date-value="1970-12-25" calcext:value-type="date">
            <text:p>25 grudnia 19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date" office:date-value="1968-02-25" calcext:value-type="date">
            <text:p>25 lutego 19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date" office:date-value="1970-09-29" calcext:value-type="date">
            <text:p>29 września 19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date" office:date-value="1967-09-18" calcext:value-type="date">
            <text:p>18 września 19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date" office:date-value="1969-05-14" calcext:value-type="date">
            <text:p>14 maja 19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date" office:date-value="1962-01-05" calcext:value-type="date">
            <text:p>5 stycznia 19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date" office:date-value="1962-11-18" calcext:value-type="date">
            <text:p>18 listopada 19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date" office:date-value="1960-04-25" calcext:value-type="date">
            <text:p>25 kwietnia 19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date" office:date-value="1965-02-02" calcext:value-type="date">
            <text:p>2 lutego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table:style-name="ce4" office:value-type="date" office:date-value="1971-10-05" calcext:value-type="date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table:style-name="ce4" office:value-type="date" office:date-value="1967-11-03" calcext:value-type="date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date" office:date-value="1970-12-10" calcext:value-type="date">
            <text:p>10 grudni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date" office:date-value="1963-01-02" calcext:value-type="date">
            <text:p>2 stycznia 19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date" office:date-value="1964-09-11" calcext:value-type="date">
            <text:p>11 wrześ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date" office:date-value="1957-12-13" calcext:value-type="date">
            <text:p>13 grudnia 19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date" office:date-value="1963-03-16" calcext:value-type="date">
            <text:p>16 marca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date" office:date-value="1961-02-03" calcext:value-type="date">
            <text:p>3 lutego 19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date" office:date-value="1955-05-05" calcext:value-type="date">
            <text:p>5 maja 19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date" office:date-value="1960-07-09" calcext:value-type="date">
            <text:p>9 lipca 19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date" office:date-value="1954-07-21" calcext:value-type="date">
            <text:p>21 lipca 19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date" office:date-value="1966-04-07" calcext:value-type="date">
            <text:p>7 kwietnia 1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date" office:date-value="1965-05-14" calcext:value-type="date">
            <text:p>14 maja 19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date" office:date-value="1962-03-22" calcext:value-type="date">
            <text:p>22 marca 19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date" office:date-value="1961-10-06" calcext:value-type="date">
            <text:p>6 października 19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date" office:date-value="1953-11-09" calcext:value-type="date">
            <text:p>9 listopada 19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date" office:date-value="1968-07-15" calcext:value-type="date">
            <text:p>15 lipca 19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date" office:date-value="1959-05-14" calcext:value-type="date">
            <text:p>14 maja 19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5-11-21" calcext:value-type="date">
            <text:p>21 listopad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date" office:date-value="1955-01-27" calcext:value-type="date">
            <text:p>27 stycznia 19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date" office:date-value="1960-03-27" calcext:value-type="date">
            <text:p>27 marca 19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date" office:date-value="1964-12-28" calcext:value-type="date">
            <text:p>28 grudnia 19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table:style-name="ce4" office:value-type="date" office:date-value="1960-10-30" calcext:value-type="date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date" office:date-value="1965-05-11" calcext:value-type="date">
            <text:p>11 maja 19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date" office:date-value="1967-09-02" calcext:value-type="date">
            <text:p>2 września 19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date" office:date-value="1963-01-12" calcext:value-type="date">
            <text:p>12 stycznia 19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table:style-name="ce4" office:value-type="date" office:date-value="1962-08-11" calcext:value-type="date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date" office:date-value="1965-12-25" calcext:value-type="date">
            <text:p>25 grudnia 19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date" office:date-value="1955-11-26" calcext:value-type="date">
            <text:p>26 listopada 19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date" office:date-value="1959-03-27" calcext:value-type="date">
            <text:p>27 marca 19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date" office:date-value="1965-12-28" calcext:value-type="date">
            <text:p>28 grudnia 19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date" office:date-value="1967-05-13" calcext:value-type="date">
            <text:p>13 maja 19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table:style-name="ce4" office:value-type="date" office:date-value="1970-01-01" calcext:value-type="date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date" office:date-value="1966-03-26" calcext:value-type="date">
            <text:p>26 marca 19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date" office:date-value="1968-02-27" calcext:value-type="date">
            <text:p>27 lutego 19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date" office:date-value="1966-11-16" calcext:value-type="date">
            <text:p>16 listopad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 grudnia 19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date" office:date-value="1968-06-30" calcext:value-type="date">
            <text:p>30 czerwca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date" office:date-value="1966-08-10" calcext:value-type="date">
            <text:p>10 sierpnia 19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date" office:date-value="1968-01-22" calcext:value-type="date">
            <text:p>22 styczni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date" office:date-value="1966-06-07" calcext:value-type="date">
            <text:p>7 czerwca 19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date" office:date-value="1973-03-01" calcext:value-type="date">
            <text:p>1 marca 19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date" office:date-value="1975-02-11" calcext:value-type="date">
            <text:p>11 lutego 19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  <table:table-row table:style-name="ro1" table:number-rows-repeated="10484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5" office:value-type="string" calcext:value-type="string">
            <text:p>Data urodzenia</text:p>
          </table:table-cell>
          <table:table-cell table:style-name="ce1" office:value-type="string" calcext:value-type="string">
            <text:p>Miejsce urodzenia</text:p>
          </table:table-cell>
          <table:table-cell table:style-name="ce1" office:value-type="string" calcext:value-type="string">
            <text:p>Stanowisko</text:p>
          </table:table-cell>
          <table:table-cell table:style-name="ce1" office:value-type="string" calcext:value-type="string">
            <text:p>Kod</text:p>
          </table:table-cell>
          <table:table-cell table:style-name="ce1" office:value-type="string" calcext:value-type="string">
            <text:p>Zestawienie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71-01-22" calcext:value-type="date">
            <text:p>22.01.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 table:formula="of:=LOWER(CONCATENATE(MID([.A2]; 1; 1); MID([.B2]; 1; 1); MID(TEXT([.C2]; &quot;DD.MM.YY&quot;); 7; 2)))" office:value-type="string" office:string-value="sj71" calcext:value-type="string">
            <text:p>sj71</text:p>
          </table:table-cell>
          <table:table-cell table:formula="of:=CONCATENATE([.B2]; &quot; &quot;; [.A2]; &quot; &quot;; TEXT([.C2]; &quot;DD-MM-YY&quot;); &quot; &quot;; [.F2];)" office:value-type="string" office:string-value="Jan Smith 22-01-71 sj71" calcext:value-type="string">
            <text:p>Jan Smith 22-01-71 sj71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date" office:date-value="1969-12-02" calcext:value-type="date">
            <text:p>02.12.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LOWER(CONCATENATE(MID([.A3]; 1; 1); MID([.B3]; 1; 1); MID(TEXT([.C3]; &quot;DD.MM.YY&quot;); 7; 2)))" office:value-type="string" office:string-value="km69" calcext:value-type="string">
            <text:p>km69</text:p>
          </table:table-cell>
          <table:table-cell table:formula="of:=CONCATENATE([.B3]; &quot; &quot;; [.A3]; &quot; &quot;; TEXT([.C3]; &quot;DD-MM-YY&quot;); &quot; &quot;; [.F3];)" office:value-type="string" office:string-value="Michal Kowal 02-12-69 km69" calcext:value-type="string">
            <text:p>Michal Kowal 02-12-69 km69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date" office:date-value="1964-08-22" calcext:value-type="date">
            <text:p>22.08.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 table:formula="of:=LOWER(CONCATENATE(MID([.A4]; 1; 1); MID([.B4]; 1; 1); MID(TEXT([.C4]; &quot;DD.MM.YY&quot;); 7; 2)))" office:value-type="string" office:string-value="aa64" calcext:value-type="string">
            <text:p>aa64</text:p>
          </table:table-cell>
          <table:table-cell table:formula="of:=CONCATENATE([.B4]; &quot; &quot;; [.A4]; &quot; &quot;; TEXT([.C4]; &quot;DD-MM-YY&quot;); &quot; &quot;; [.F4];)" office:value-type="string" office:string-value="Anna Anusz 22-08-64 aa64" calcext:value-type="string">
            <text:p>Anna Anusz 22-08-64 aa64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date" office:date-value="1968-11-14" calcext:value-type="date">
            <text:p>14.11.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CONCATENATE(MID([.A5]; 1; 1); MID([.B5]; 1; 1); MID(TEXT([.C5]; &quot;DD.MM.YY&quot;); 7; 2)))" office:value-type="string" office:string-value="cm68" calcext:value-type="string">
            <text:p>cm68</text:p>
          </table:table-cell>
          <table:table-cell table:formula="of:=CONCATENATE([.B5]; &quot; &quot;; [.A5]; &quot; &quot;; TEXT([.C5]; &quot;DD-MM-YY&quot;); &quot; &quot;; [.F5];)" office:value-type="string" office:string-value="Marek Chinski 14-11-68 cm68" calcext:value-type="string">
            <text:p>Marek Chinski 14-11-68 cm68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date" office:date-value="1963-03-17" calcext:value-type="date">
            <text:p>17.03.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LOWER(CONCATENATE(MID([.A6]; 1; 1); MID([.B6]; 1; 1); MID(TEXT([.C6]; &quot;DD.MM.YY&quot;); 7; 2)))" office:value-type="string" office:string-value="mr63" calcext:value-type="string">
            <text:p>mr63</text:p>
          </table:table-cell>
          <table:table-cell table:formula="of:=CONCATENATE([.B6]; &quot; &quot;; [.A6]; &quot; &quot;; TEXT([.C6]; &quot;DD-MM-YY&quot;); &quot; &quot;; [.F6];)" office:value-type="string" office:string-value="Roman Mieta 17-03-63 mr63" calcext:value-type="string">
            <text:p>Roman Mieta 17-03-63 mr63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date" office:date-value="1967-05-18" calcext:value-type="date">
            <text:p>18.05.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 table:formula="of:=LOWER(CONCATENATE(MID([.A7]; 1; 1); MID([.B7]; 1; 1); MID(TEXT([.C7]; &quot;DD.MM.YY&quot;); 7; 2)))" office:value-type="string" office:string-value="gk67" calcext:value-type="string">
            <text:p>gk67</text:p>
          </table:table-cell>
          <table:table-cell table:formula="of:=CONCATENATE([.B7]; &quot; &quot;; [.A7]; &quot; &quot;; TEXT([.C7]; &quot;DD-MM-YY&quot;); &quot; &quot;; [.F7];)" office:value-type="string" office:string-value="Karol Gates 18-05-67 gk67" calcext:value-type="string">
            <text:p>Karol Gates 18-05-67 gk67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date" office:date-value="1968-01-21" calcext:value-type="date">
            <text:p>21.01.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LOWER(CONCATENATE(MID([.A8]; 1; 1); MID([.B8]; 1; 1); MID(TEXT([.C8]; &quot;DD.MM.YY&quot;); 7; 2)))" office:value-type="string" office:string-value="ja68" calcext:value-type="string">
            <text:p>ja68</text:p>
          </table:table-cell>
          <table:table-cell table:formula="of:=CONCATENATE([.B8]; &quot; &quot;; [.A8]; &quot; &quot;; TEXT([.C8]; &quot;DD-MM-YY&quot;); &quot; &quot;; [.F8];)" office:value-type="string" office:string-value="Anatol Janasik 21-01-68 ja68" calcext:value-type="string">
            <text:p>Anatol Janasik 21-01-68 ja68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date" office:date-value="1963-02-14" calcext:value-type="date">
            <text:p>14.02.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 table:formula="of:=LOWER(CONCATENATE(MID([.A9]; 1; 1); MID([.B9]; 1; 1); MID(TEXT([.C9]; &quot;DD.MM.YY&quot;); 7; 2)))" office:value-type="string" office:string-value="me63" calcext:value-type="string">
            <text:p>me63</text:p>
          </table:table-cell>
          <table:table-cell table:formula="of:=CONCATENATE([.B9]; &quot; &quot;; [.A9]; &quot; &quot;; TEXT([.C9]; &quot;DD-MM-YY&quot;); &quot; &quot;; [.F9];)" office:value-type="string" office:string-value="Ewa Milion 14-02-63 me63" calcext:value-type="string">
            <text:p>Ewa Milion 14-02-63 me63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date" office:date-value="1970-01-01" calcext:value-type="date">
            <text:p>01.01.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LOWER(CONCATENATE(MID([.A10]; 1; 1); MID([.B10]; 1; 1); MID(TEXT([.C10]; &quot;DD.MM.YY&quot;); 7; 2)))" office:value-type="string" office:string-value="bb70" calcext:value-type="string">
            <text:p>bb70</text:p>
          </table:table-cell>
          <table:table-cell table:formula="of:=CONCATENATE([.B10]; &quot; &quot;; [.A10]; &quot; &quot;; TEXT([.C10]; &quot;DD-MM-YY&quot;); &quot; &quot;; [.F10];)" office:value-type="string" office:string-value="Bogdan Bosman 01-01-70 bb70" calcext:value-type="string">
            <text:p>Bogdan Bosman 01-01-70 bb70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date" office:date-value="1968-02-27" calcext:value-type="date">
            <text:p>27.02.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 table:formula="of:=LOWER(CONCATENATE(MID([.A11]; 1; 1); MID([.B11]; 1; 1); MID(TEXT([.C11]; &quot;DD.MM.YY&quot;); 7; 2)))" office:value-type="string" office:string-value="kd68" calcext:value-type="string">
            <text:p>kd68</text:p>
          </table:table-cell>
          <table:table-cell table:formula="of:=CONCATENATE([.B11]; &quot; &quot;; [.A11]; &quot; &quot;; TEXT([.C11]; &quot;DD-MM-YY&quot;); &quot; &quot;; [.F11];)" office:value-type="string" office:string-value="Dariusz Kildare 27-02-68 kd68" calcext:value-type="string">
            <text:p>Dariusz Kildare 27-02-68 kd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date" office:date-value="1968-06-30" calcext:value-type="date">
            <text:p>30.06.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 table:formula="of:=LOWER(CONCATENATE(MID([.A12]; 1; 1); MID([.B12]; 1; 1); MID(TEXT([.C12]; &quot;DD.MM.YY&quot;); 7; 2)))" office:value-type="string" office:string-value="hj68" calcext:value-type="string">
            <text:p>hj68</text:p>
          </table:table-cell>
          <table:table-cell table:formula="of:=CONCATENATE([.B12]; &quot; &quot;; [.A12]; &quot; &quot;; TEXT([.C12]; &quot;DD-MM-YY&quot;); &quot; &quot;; [.F12];)" office:value-type="string" office:string-value="Jakub Holmes 30-06-68 hj68" calcext:value-type="string">
            <text:p>Jakub Holmes 30-06-68 hj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date" office:date-value="1966-08-10" calcext:value-type="date">
            <text:p>10.08.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CONCATENATE(MID([.A13]; 1; 1); MID([.B13]; 1; 1); MID(TEXT([.C13]; &quot;DD.MM.YY&quot;); 7; 2)))" office:value-type="string" office:string-value="kj66" calcext:value-type="string">
            <text:p>kj66</text:p>
          </table:table-cell>
          <table:table-cell table:formula="of:=CONCATENATE([.B13]; &quot; &quot;; [.A13]; &quot; &quot;; TEXT([.C13]; &quot;DD-MM-YY&quot;); &quot; &quot;; [.F13];)" office:value-type="string" office:string-value="Jan Kmicic 10-08-66 kj66" calcext:value-type="string">
            <text:p>Jan Kmicic 10-08-66 kj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.12.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 table:formula="of:=LOWER(CONCATENATE(MID([.A14]; 1; 1); MID([.B14]; 1; 1); MID(TEXT([.C14]; &quot;DD.MM.YY&quot;); 7; 2)))" office:value-type="string" office:string-value="pg63" calcext:value-type="string">
            <text:p>pg63</text:p>
          </table:table-cell>
          <table:table-cell table:formula="of:=CONCATENATE([.B14]; &quot; &quot;; [.A14]; &quot; &quot;; TEXT([.C14]; &quot;DD-MM-YY&quot;); &quot; &quot;; [.F14];)" office:value-type="string" office:string-value="Grzegorz Potocki 22-12-63 pg63" calcext:value-type="string">
            <text:p>Grzegorz Potocki 22-12-63 pg63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6-11-16" calcext:value-type="date">
            <text:p>16.11.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LOWER(CONCATENATE(MID([.A15]; 1; 1); MID([.B15]; 1; 1); MID(TEXT([.C15]; &quot;DD.MM.YY&quot;); 7; 2)))" office:value-type="string" office:string-value="gg66" calcext:value-type="string">
            <text:p>gg66</text:p>
          </table:table-cell>
          <table:table-cell table:formula="of:=CONCATENATE([.B15]; &quot; &quot;; [.A15]; &quot; &quot;; TEXT([.C15]; &quot;DD-MM-YY&quot;); &quot; &quot;; [.F15];)" office:value-type="string" office:string-value="Grzegorz Gigant 16-11-66 gg66" calcext:value-type="string">
            <text:p>Grzegorz Gigant 16-11-66 gg66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6-06-07" calcext:value-type="date">
            <text:p>07.06.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LOWER(CONCATENATE(MID([.A16]; 1; 1); MID([.B16]; 1; 1); MID(TEXT([.C16]; &quot;DD.MM.YY&quot;); 7; 2)))" office:value-type="string" office:string-value="is66" calcext:value-type="string">
            <text:p>is66</text:p>
          </table:table-cell>
          <table:table-cell table:formula="of:=CONCATENATE([.B16]; &quot; &quot;; [.A16]; &quot; &quot;; TEXT([.C16]; &quot;DD-MM-YY&quot;); &quot; &quot;; [.F16];)" office:value-type="string" office:string-value="Stefan Inny 07-06-66 is66" calcext:value-type="string">
            <text:p>Stefan Inny 07-06-66 is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68-01-22" calcext:value-type="date">
            <text:p>22.01.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NCATENATE(MID([.A17]; 1; 1); MID([.B17]; 1; 1); MID(TEXT([.C17]; &quot;DD.MM.YY&quot;); 7; 2)))" office:value-type="string" office:string-value="rs68" calcext:value-type="string">
            <text:p>rs68</text:p>
          </table:table-cell>
          <table:table-cell table:formula="of:=CONCATENATE([.B17]; &quot; &quot;; [.A17]; &quot; &quot;; TEXT([.C17]; &quot;DD-MM-YY&quot;); &quot; &quot;; [.F17];)" office:value-type="string" office:string-value="Stanislaw Rozny 22-01-68 rs68" calcext:value-type="string">
            <text:p>Stanislaw Rozny 22-01-68 rs68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6-03-26" calcext:value-type="date">
            <text:p>26.03.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CONCATENATE(MID([.A18]; 1; 1); MID([.B18]; 1; 1); MID(TEXT([.C18]; &quot;DD.MM.YY&quot;); 7; 2)))" office:value-type="string" office:string-value="bb66" calcext:value-type="string">
            <text:p>bb66</text:p>
          </table:table-cell>
          <table:table-cell table:formula="of:=CONCATENATE([.B18]; &quot; &quot;; [.A18]; &quot; &quot;; TEXT([.C18]; &quot;DD-MM-YY&quot;); &quot; &quot;; [.F18];)" office:value-type="string" office:string-value="Bohdan Boss 26-03-66 bb66" calcext:value-type="string">
            <text:p>Bohdan Boss 26-03-66 bb66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70-07-03" calcext:value-type="date">
            <text:p>03.07.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 table:formula="of:=LOWER(CONCATENATE(MID([.A19]; 1; 1); MID([.B19]; 1; 1); MID(TEXT([.C19]; &quot;DD.MM.YY&quot;); 7; 2)))" office:value-type="string" office:string-value="ga70" calcext:value-type="string">
            <text:p>ga70</text:p>
          </table:table-cell>
          <table:table-cell table:formula="of:=CONCATENATE([.B19]; &quot; &quot;; [.A19]; &quot; &quot;; TEXT([.C19]; &quot;DD-MM-YY&quot;); &quot; &quot;; [.F19];)" office:value-type="string" office:string-value="Anna Gates 03-07-70 ga70" calcext:value-type="string">
            <text:p>Anna Gates 03-07-70 ga70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5-09-01" calcext:value-type="date">
            <text:p>01.09.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 table:formula="of:=LOWER(CONCATENATE(MID([.A20]; 1; 1); MID([.B20]; 1; 1); MID(TEXT([.C20]; &quot;DD.MM.YY&quot;); 7; 2)))" office:value-type="string" office:string-value="ps65" calcext:value-type="string">
            <text:p>ps65</text:p>
          </table:table-cell>
          <table:table-cell table:formula="of:=CONCATENATE([.B20]; &quot; &quot;; [.A20]; &quot; &quot;; TEXT([.C20]; &quot;DD-MM-YY&quot;); &quot; &quot;; [.F20];)" office:value-type="string" office:string-value="Stanislaw Potocki 01-09-65 ps65" calcext:value-type="string">
            <text:p>Stanislaw Potocki 01-09-65 ps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04" calcext:value-type="date">
            <text:p>04.05.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 table:formula="of:=LOWER(CONCATENATE(MID([.A21]; 1; 1); MID([.B21]; 1; 1); MID(TEXT([.C21]; &quot;DD.MM.YY&quot;); 7; 2)))" office:value-type="string" office:string-value="mk65" calcext:value-type="string">
            <text:p>mk65</text:p>
          </table:table-cell>
          <table:table-cell table:formula="of:=CONCATENATE([.B21]; &quot; &quot;; [.A21]; &quot; &quot;; TEXT([.C21]; &quot;DD-MM-YY&quot;); &quot; &quot;; [.F21];)" office:value-type="string" office:string-value="Karol Mieta 04-05-65 mk65" calcext:value-type="string">
            <text:p>Karol Mieta 04-05-65 mk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7-05-04" calcext:value-type="date">
            <text:p>04.05.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LOWER(CONCATENATE(MID([.A22]; 1; 1); MID([.B22]; 1; 1); MID(TEXT([.C22]; &quot;DD.MM.YY&quot;); 7; 2)))" office:value-type="string" office:string-value="bj67" calcext:value-type="string">
            <text:p>bj67</text:p>
          </table:table-cell>
          <table:table-cell table:formula="of:=CONCATENATE([.B22]; &quot; &quot;; [.A22]; &quot; &quot;; TEXT([.C22]; &quot;DD-MM-YY&quot;); &quot; &quot;; [.F22];)" office:value-type="string" office:string-value="Jan Bosman 04-05-67 bj67" calcext:value-type="string">
            <text:p>Jan Bosman 04-05-67 bj67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65-04-25" calcext:value-type="date">
            <text:p>25.04.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 table:formula="of:=LOWER(CONCATENATE(MID([.A23]; 1; 1); MID([.B23]; 1; 1); MID(TEXT([.C23]; &quot;DD.MM.YY&quot;); 7; 2)))" office:value-type="string" office:string-value="sj65" calcext:value-type="string">
            <text:p>sj65</text:p>
          </table:table-cell>
          <table:table-cell table:formula="of:=CONCATENATE([.B23]; &quot; &quot;; [.A23]; &quot; &quot;; TEXT([.C23]; &quot;DD-MM-YY&quot;); &quot; &quot;; [.F23];)" office:value-type="string" office:string-value="Jan Smith 25-04-65 sj65" calcext:value-type="string">
            <text:p>Jan Smith 25-04-65 sj65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date" office:date-value="1965-05-22" calcext:value-type="date">
            <text:p>22.05.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 table:formula="of:=LOWER(CONCATENATE(MID([.A24]; 1; 1); MID([.B24]; 1; 1); MID(TEXT([.C24]; &quot;DD.MM.YY&quot;); 7; 2)))" office:value-type="string" office:string-value="rm65" calcext:value-type="string">
            <text:p>rm65</text:p>
          </table:table-cell>
          <table:table-cell table:formula="of:=CONCATENATE([.B24]; &quot; &quot;; [.A24]; &quot; &quot;; TEXT([.C24]; &quot;DD-MM-YY&quot;); &quot; &quot;; [.F24];)" office:value-type="string" office:string-value="Michal Rozny 22-05-65 rm65" calcext:value-type="string">
            <text:p>Michal Rozny 22-05-65 rm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date" office:date-value="1965-10-01" calcext:value-type="date">
            <text:p>01.10.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 table:formula="of:=LOWER(CONCATENATE(MID([.A25]; 1; 1); MID([.B25]; 1; 1); MID(TEXT([.C25]; &quot;DD.MM.YY&quot;); 7; 2)))" office:value-type="string" office:string-value="pa65" calcext:value-type="string">
            <text:p>pa65</text:p>
          </table:table-cell>
          <table:table-cell table:formula="of:=CONCATENATE([.B25]; &quot; &quot;; [.A25]; &quot; &quot;; TEXT([.C25]; &quot;DD-MM-YY&quot;); &quot; &quot;; [.F25];)" office:value-type="string" office:string-value="Anna Potocki 01-10-65 pa65" calcext:value-type="string">
            <text:p>Anna Potocki 01-10-65 pa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date" office:date-value="1965-01-13" calcext:value-type="date">
            <text:p>13.01.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LOWER(CONCATENATE(MID([.A26]; 1; 1); MID([.B26]; 1; 1); MID(TEXT([.C26]; &quot;DD.MM.YY&quot;); 7; 2)))" office:value-type="string" office:string-value="pk65" calcext:value-type="string">
            <text:p>pk65</text:p>
          </table:table-cell>
          <table:table-cell table:formula="of:=CONCATENATE([.B26]; &quot; &quot;; [.A26]; &quot; &quot;; TEXT([.C26]; &quot;DD-MM-YY&quot;); &quot; &quot;; [.F26];)" office:value-type="string" office:string-value="Karol Potocki 13-01-65 pk65" calcext:value-type="string">
            <text:p>Karol Potocki 13-01-65 pk65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date" office:date-value="1966-10-02" calcext:value-type="date">
            <text:p>02.10.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 table:formula="of:=LOWER(CONCATENATE(MID([.A27]; 1; 1); MID([.B27]; 1; 1); MID(TEXT([.C27]; &quot;DD.MM.YY&quot;); 7; 2)))" office:value-type="string" office:string-value="mr66" calcext:value-type="string">
            <text:p>mr66</text:p>
          </table:table-cell>
          <table:table-cell table:formula="of:=CONCATENATE([.B27]; &quot; &quot;; [.A27]; &quot; &quot;; TEXT([.C27]; &quot;DD-MM-YY&quot;); &quot; &quot;; [.F27];)" office:value-type="string" office:string-value="Roman Milion 02-10-66 mr66" calcext:value-type="string">
            <text:p>Roman Milion 02-10-66 mr66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16" calcext:value-type="date">
            <text:p>16.05.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 table:formula="of:=LOWER(CONCATENATE(MID([.A28]; 1; 1); MID([.B28]; 1; 1); MID(TEXT([.C28]; &quot;DD.MM.YY&quot;); 7; 2)))" office:value-type="string" office:string-value="mk65" calcext:value-type="string">
            <text:p>mk65</text:p>
          </table:table-cell>
          <table:table-cell table:formula="of:=CONCATENATE([.B28]; &quot; &quot;; [.A28]; &quot; &quot;; TEXT([.C28]; &quot;DD-MM-YY&quot;); &quot; &quot;; [.F28];)" office:value-type="string" office:string-value="Karol Mieta 16-05-65 mk65" calcext:value-type="string">
            <text:p>Karol Mieta 16-05-65 mk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date" office:date-value="1970-07-05" calcext:value-type="date">
            <text:p>05.07.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 table:formula="of:=LOWER(CONCATENATE(MID([.A29]; 1; 1); MID([.B29]; 1; 1); MID(TEXT([.C29]; &quot;DD.MM.YY&quot;); 7; 2)))" office:value-type="string" office:string-value="ma70" calcext:value-type="string">
            <text:p>ma70</text:p>
          </table:table-cell>
          <table:table-cell table:formula="of:=CONCATENATE([.B29]; &quot; &quot;; [.A29]; &quot; &quot;; TEXT([.C29]; &quot;DD-MM-YY&quot;); &quot; &quot;; [.F29];)" office:value-type="string" office:string-value="Anatol Mieta 05-07-70 ma70" calcext:value-type="string">
            <text:p>Anatol Mieta 05-07-70 ma70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date" office:date-value="1970-01-12" calcext:value-type="date">
            <text:p>12.01.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 table:formula="of:=LOWER(CONCATENATE(MID([.A30]; 1; 1); MID([.B30]; 1; 1); MID(TEXT([.C30]; &quot;DD.MM.YY&quot;); 7; 2)))" office:value-type="string" office:string-value="ke70" calcext:value-type="string">
            <text:p>ke70</text:p>
          </table:table-cell>
          <table:table-cell table:formula="of:=CONCATENATE([.B30]; &quot; &quot;; [.A30]; &quot; &quot;; TEXT([.C30]; &quot;DD-MM-YY&quot;); &quot; &quot;; [.F30];)" office:value-type="string" office:string-value="Ewa Kowal 12-01-70 ke70" calcext:value-type="string">
            <text:p>Ewa Kowal 12-01-70 ke70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date" office:date-value="1964-06-13" calcext:value-type="date">
            <text:p>13.06.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LOWER(CONCATENATE(MID([.A31]; 1; 1); MID([.B31]; 1; 1); MID(TEXT([.C31]; &quot;DD.MM.YY&quot;); 7; 2)))" office:value-type="string" office:string-value="kb64" calcext:value-type="string">
            <text:p>kb64</text:p>
          </table:table-cell>
          <table:table-cell table:formula="of:=CONCATENATE([.B31]; &quot; &quot;; [.A31]; &quot; &quot;; TEXT([.C31]; &quot;DD-MM-YY&quot;); &quot; &quot;; [.F31];)" office:value-type="string" office:string-value="Bogdan Kmicic 13-06-64 kb64" calcext:value-type="string">
            <text:p>Bogdan Kmicic 13-06-64 kb64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date" office:date-value="1970-10-15" calcext:value-type="date">
            <text:p>15.10.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LOWER(CONCATENATE(MID([.A32]; 1; 1); MID([.B32]; 1; 1); MID(TEXT([.C32]; &quot;DD.MM.YY&quot;); 7; 2)))" office:value-type="string" office:string-value="ka70" calcext:value-type="string">
            <text:p>ka70</text:p>
          </table:table-cell>
          <table:table-cell table:formula="of:=CONCATENATE([.B32]; &quot; &quot;; [.A32]; &quot; &quot;; TEXT([.C32]; &quot;DD-MM-YY&quot;); &quot; &quot;; [.F32];)" office:value-type="string" office:string-value="Anna Kopec 15-10-70 ka70" calcext:value-type="string">
            <text:p>Anna Kopec 15-10-70 ka70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date" office:date-value="1969-02-24" calcext:value-type="date">
            <text:p>24.02.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LOWER(CONCATENATE(MID([.A33]; 1; 1); MID([.B33]; 1; 1); MID(TEXT([.C33]; &quot;DD.MM.YY&quot;); 7; 2)))" office:value-type="string" office:string-value="ji69" calcext:value-type="string">
            <text:p>ji69</text:p>
          </table:table-cell>
          <table:table-cell table:formula="of:=CONCATENATE([.B33]; &quot; &quot;; [.A33]; &quot; &quot;; TEXT([.C33]; &quot;DD-MM-YY&quot;); &quot; &quot;; [.F33];)" office:value-type="string" office:string-value="Iza Janasik 24-02-69 ji69" calcext:value-type="string">
            <text:p>Iza Janasik 24-02-69 ji69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date" office:date-value="1968-02-28" calcext:value-type="date">
            <text:p>28.02.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LOWER(CONCATENATE(MID([.A34]; 1; 1); MID([.B34]; 1; 1); MID(TEXT([.C34]; &quot;DD.MM.YY&quot;); 7; 2)))" office:value-type="string" office:string-value="ij68" calcext:value-type="string">
            <text:p>ij68</text:p>
          </table:table-cell>
          <table:table-cell table:formula="of:=CONCATENATE([.B34]; &quot; &quot;; [.A34]; &quot; &quot;; TEXT([.C34]; &quot;DD-MM-YY&quot;); &quot; &quot;; [.F34];)" office:value-type="string" office:string-value="Jan Inny 28-02-68 ij68" calcext:value-type="string">
            <text:p>Jan Inny 28-02-68 ij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date" office:date-value="1970-12-25" calcext:value-type="date">
            <text:p>25.12.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LOWER(CONCATENATE(MID([.A35]; 1; 1); MID([.B35]; 1; 1); MID(TEXT([.C35]; &quot;DD.MM.YY&quot;); 7; 2)))" office:value-type="string" office:string-value="ha70" calcext:value-type="string">
            <text:p>ha70</text:p>
          </table:table-cell>
          <table:table-cell table:formula="of:=CONCATENATE([.B35]; &quot; &quot;; [.A35]; &quot; &quot;; TEXT([.C35]; &quot;DD-MM-YY&quot;); &quot; &quot;; [.F35];)" office:value-type="string" office:string-value="Adam Holmes 25-12-70 ha70" calcext:value-type="string">
            <text:p>Adam Holmes 25-12-70 ha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8-02-25" calcext:value-type="date">
            <text:p>25.02.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 table:formula="of:=LOWER(CONCATENATE(MID([.A36]; 1; 1); MID([.B36]; 1; 1); MID(TEXT([.C36]; &quot;DD.MM.YY&quot;); 7; 2)))" office:value-type="string" office:string-value="gg68" calcext:value-type="string">
            <text:p>gg68</text:p>
          </table:table-cell>
          <table:table-cell table:formula="of:=CONCATENATE([.B36]; &quot; &quot;; [.A36]; &quot; &quot;; TEXT([.C36]; &quot;DD-MM-YY&quot;); &quot; &quot;; [.F36];)" office:value-type="string" office:string-value="Grzegorz Gigant 25-02-68 gg68" calcext:value-type="string">
            <text:p>Grzegorz Gigant 25-02-68 gg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date" office:date-value="1965-11-18" calcext:value-type="date">
            <text:p>18.11.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 table:formula="of:=LOWER(CONCATENATE(MID([.A37]; 1; 1); MID([.B37]; 1; 1); MID(TEXT([.C37]; &quot;DD.MM.YY&quot;); 7; 2)))" office:value-type="string" office:string-value="gs65" calcext:value-type="string">
            <text:p>gs65</text:p>
          </table:table-cell>
          <table:table-cell table:formula="of:=CONCATENATE([.B37]; &quot; &quot;; [.A37]; &quot; &quot;; TEXT([.C37]; &quot;DD-MM-YY&quot;); &quot; &quot;; [.F37];)" office:value-type="string" office:string-value="Stefan Gates 18-11-65 gs65" calcext:value-type="string">
            <text:p>Stefan Gates 18-11-65 gs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date" office:date-value="1968-01-05" calcext:value-type="date">
            <text:p>05.01.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LOWER(CONCATENATE(MID([.A38]; 1; 1); MID([.B38]; 1; 1); MID(TEXT([.C38]; &quot;DD.MM.YY&quot;); 7; 2)))" office:value-type="string" office:string-value="gs68" calcext:value-type="string">
            <text:p>gs68</text:p>
          </table:table-cell>
          <table:table-cell table:formula="of:=CONCATENATE([.B38]; &quot; &quot;; [.A38]; &quot; &quot;; TEXT([.C38]; &quot;DD-MM-YY&quot;); &quot; &quot;; [.F38];)" office:value-type="string" office:string-value="Stanislaw Gates 05-01-68 gs68" calcext:value-type="string">
            <text:p>Stanislaw Gates 05-01-68 gs68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date" office:date-value="1969-05-04" calcext:value-type="date">
            <text:p>04.05.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CONCATENATE(MID([.A39]; 1; 1); MID([.B39]; 1; 1); MID(TEXT([.C39]; &quot;DD.MM.YY&quot;); 7; 2)))" office:value-type="string" office:string-value="cb69" calcext:value-type="string">
            <text:p>cb69</text:p>
          </table:table-cell>
          <table:table-cell table:formula="of:=CONCATENATE([.B39]; &quot; &quot;; [.A39]; &quot; &quot;; TEXT([.C39]; &quot;DD-MM-YY&quot;); &quot; &quot;; [.F39];)" office:value-type="string" office:string-value="Bohdan Chinski 04-05-69 cb69" calcext:value-type="string">
            <text:p>Bohdan Chinski 04-05-69 cb69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date" office:date-value="1965-04-25" calcext:value-type="date">
            <text:p>25.04.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 table:formula="of:=LOWER(CONCATENATE(MID([.A40]; 1; 1); MID([.B40]; 1; 1); MID(TEXT([.C40]; &quot;DD.MM.YY&quot;); 7; 2)))" office:value-type="string" office:string-value="ba65" calcext:value-type="string">
            <text:p>ba65</text:p>
          </table:table-cell>
          <table:table-cell table:formula="of:=CONCATENATE([.B40]; &quot; &quot;; [.A40]; &quot; &quot;; TEXT([.C40]; &quot;DD-MM-YY&quot;); &quot; &quot;; [.F40];)" office:value-type="string" office:string-value="Anna Boss 25-04-65 ba65" calcext:value-type="string">
            <text:p>Anna Boss 25-04-65 ba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date" office:date-value="1969-09-18" calcext:value-type="date">
            <text:p>18.09.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LOWER(CONCATENATE(MID([.A41]; 1; 1); MID([.B41]; 1; 1); MID(TEXT([.C41]; &quot;DD.MM.YY&quot;); 7; 2)))" office:value-type="string" office:string-value="bs69" calcext:value-type="string">
            <text:p>bs69</text:p>
          </table:table-cell>
          <table:table-cell table:formula="of:=CONCATENATE([.B41]; &quot; &quot;; [.A41]; &quot; &quot;; TEXT([.C41]; &quot;DD-MM-YY&quot;); &quot; &quot;; [.F41];)" office:value-type="string" office:string-value="Stanislaw Bosman 18-09-69 bs69" calcext:value-type="string">
            <text:p>Stanislaw Bosman 18-09-69 bs69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date" office:date-value="1970-09-29" calcext:value-type="date">
            <text:p>29.09.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LOWER(CONCATENATE(MID([.A42]; 1; 1); MID([.B42]; 1; 1); MID(TEXT([.C42]; &quot;DD.MM.YY&quot;); 7; 2)))" office:value-type="string" office:string-value="bk70" calcext:value-type="string">
            <text:p>bk70</text:p>
          </table:table-cell>
          <table:table-cell table:formula="of:=CONCATENATE([.B42]; &quot; &quot;; [.A42]; &quot; &quot;; TEXT([.C42]; &quot;DD-MM-YY&quot;); &quot; &quot;; [.F42];)" office:value-type="string" office:string-value="Karol Bosman 29-09-70 bk70" calcext:value-type="string">
            <text:p>Karol Bosman 29-09-70 bk70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date" office:date-value="1965-02-02" calcext:value-type="date">
            <text:p>02.02.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 table:formula="of:=LOWER(CONCATENATE(MID([.A43]; 1; 1); MID([.B43]; 1; 1); MID(TEXT([.C43]; &quot;DD.MM.YY&quot;); 7; 2)))" office:value-type="string" office:string-value="aj65" calcext:value-type="string">
            <text:p>aj65</text:p>
          </table:table-cell>
          <table:table-cell table:formula="of:=CONCATENATE([.B43]; &quot; &quot;; [.A43]; &quot; &quot;; TEXT([.C43]; &quot;DD-MM-YY&quot;); &quot; &quot;; [.F43];)" office:value-type="string" office:string-value="Jan Aanusz 02-02-65 aj65" calcext:value-type="string">
            <text:p>Jan Aanusz 02-02-65 aj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date" office:date-value="1970-09-05" calcext:value-type="date">
            <text:p>05.09.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CONCATENATE(MID([.A44]; 1; 1); MID([.B44]; 1; 1); MID(TEXT([.C44]; &quot;DD.MM.YY&quot;); 7; 2)))" office:value-type="string" office:string-value="kb70" calcext:value-type="string">
            <text:p>kb70</text:p>
          </table:table-cell>
          <table:table-cell table:formula="of:=CONCATENATE([.B44]; &quot; &quot;; [.A44]; &quot; &quot;; TEXT([.C44]; &quot;DD-MM-YY&quot;); &quot; &quot;; [.F44];)" office:value-type="string" office:string-value="Barbara Kiel 05-09-70 kb70" calcext:value-type="string">
            <text:p>Barbara Kiel 05-09-70 kb70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date" office:date-value="1967-12-03" calcext:value-type="date">
            <text:p>03.12.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LOWER(CONCATENATE(MID([.A45]; 1; 1); MID([.B45]; 1; 1); MID(TEXT([.C45]; &quot;DD.MM.YY&quot;); 7; 2)))" office:value-type="string" office:string-value="gz67" calcext:value-type="string">
            <text:p>gz67</text:p>
          </table:table-cell>
          <table:table-cell table:formula="of:=CONCATENATE([.B45]; &quot; &quot;; [.A45]; &quot; &quot;; TEXT([.C45]; &quot;DD-MM-YY&quot;); &quot; &quot;; [.F45];)" office:value-type="string" office:string-value="Zenon Gagatek 03-12-67 gz67" calcext:value-type="string">
            <text:p>Zenon Gagatek 03-12-67 gz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date" office:date-value="1970-12-10" calcext:value-type="date">
            <text:p>10.12.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 table:formula="of:=LOWER(CONCATENATE(MID([.A46]; 1; 1); MID([.B46]; 1; 1); MID(TEXT([.C46]; &quot;DD.MM.YY&quot;); 7; 2)))" office:value-type="string" office:string-value="bm70" calcext:value-type="string">
            <text:p>bm70</text:p>
          </table:table-cell>
          <table:table-cell table:formula="of:=CONCATENATE([.B46]; &quot; &quot;; [.A46]; &quot; &quot;; TEXT([.C46]; &quot;DD-MM-YY&quot;); &quot; &quot;; [.F46];)" office:value-type="string" office:string-value="Michal Borowik 10-12-70 bm70" calcext:value-type="string">
            <text:p>Michal Borowik 10-12-70 bm70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date" office:date-value="1968-07-26" calcext:value-type="date">
            <text:p>26.07.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 table:formula="of:=LOWER(CONCATENATE(MID([.A47]; 1; 1); MID([.B47]; 1; 1); MID(TEXT([.C47]; &quot;DD.MM.YY&quot;); 7; 2)))" office:value-type="string" office:string-value="sr68" calcext:value-type="string">
            <text:p>sr68</text:p>
          </table:table-cell>
          <table:table-cell table:formula="of:=CONCATENATE([.B47]; &quot; &quot;; [.A47]; &quot; &quot;; TEXT([.C47]; &quot;DD-MM-YY&quot;); &quot; &quot;; [.F47];)" office:value-type="string" office:string-value="Robert Soski 26-07-68 sr68" calcext:value-type="string">
            <text:p>Robert Soski 26-07-68 sr68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date" office:date-value="1967-08-30" calcext:value-type="date">
            <text:p>30.08.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 table:formula="of:=LOWER(CONCATENATE(MID([.A48]; 1; 1); MID([.B48]; 1; 1); MID(TEXT([.C48]; &quot;DD.MM.YY&quot;); 7; 2)))" office:value-type="string" office:string-value="mj67" calcext:value-type="string">
            <text:p>mj67</text:p>
          </table:table-cell>
          <table:table-cell table:formula="of:=CONCATENATE([.B48]; &quot; &quot;; [.A48]; &quot; &quot;; TEXT([.C48]; &quot;DD-MM-YY&quot;); &quot; &quot;; [.F48];)" office:value-type="string" office:string-value="Jacek Musial 30-08-67 mj67" calcext:value-type="string">
            <text:p>Jacek Musial 30-08-67 mj67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date" office:date-value="1965-04-11" calcext:value-type="date">
            <text:p>11.04.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LOWER(CONCATENATE(MID([.A49]; 1; 1); MID([.B49]; 1; 1); MID(TEXT([.C49]; &quot;DD.MM.YY&quot;); 7; 2)))" office:value-type="string" office:string-value="zm65" calcext:value-type="string">
            <text:p>zm65</text:p>
          </table:table-cell>
          <table:table-cell table:formula="of:=CONCATENATE([.B49]; &quot; &quot;; [.A49]; &quot; &quot;; TEXT([.C49]; &quot;DD-MM-YY&quot;); &quot; &quot;; [.F49];)" office:value-type="string" office:string-value="Maryla Zysk 11-04-65 zm65" calcext:value-type="string">
            <text:p>Maryla Zysk 11-04-65 zm65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date" office:date-value="1967-07-02" calcext:value-type="date">
            <text:p>02.07.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 table:formula="of:=LOWER(CONCATENATE(MID([.A50]; 1; 1); MID([.B50]; 1; 1); MID(TEXT([.C50]; &quot;DD.MM.YY&quot;); 7; 2)))" office:value-type="string" office:string-value="rj67" calcext:value-type="string">
            <text:p>rj67</text:p>
          </table:table-cell>
          <table:table-cell table:formula="of:=CONCATENATE([.B50]; &quot; &quot;; [.A50]; &quot; &quot;; TEXT([.C50]; &quot;DD-MM-YY&quot;); &quot; &quot;; [.F50];)" office:value-type="string" office:string-value="Jacek Robak 02-07-67 rj67" calcext:value-type="string">
            <text:p>Jacek Robak 02-07-67 rj67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3-01-01" calcext:value-type="date">
            <text:p>01.01.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 table:formula="of:=LOWER(CONCATENATE(MID([.A51]; 1; 1); MID([.B51]; 1; 1); MID(TEXT([.C51]; &quot;DD.MM.YY&quot;); 7; 2)))" office:value-type="string" office:string-value="sj63" calcext:value-type="string">
            <text:p>sj63</text:p>
          </table:table-cell>
          <table:table-cell table:formula="of:=CONCATENATE([.B51]; &quot; &quot;; [.A51]; &quot; &quot;; TEXT([.C51]; &quot;DD-MM-YY&quot;); &quot; &quot;; [.F51];)" office:value-type="string" office:string-value="Jacek Soplica 01-01-63 sj63" calcext:value-type="string">
            <text:p>Jacek Soplica 01-01-63 sj63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date" office:date-value="1964-09-13" calcext:value-type="date">
            <text:p>13.09.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 table:formula="of:=LOWER(CONCATENATE(MID([.A52]; 1; 1); MID([.B52]; 1; 1); MID(TEXT([.C52]; &quot;DD.MM.YY&quot;); 7; 2)))" office:value-type="string" office:string-value="st64" calcext:value-type="string">
            <text:p>st64</text:p>
          </table:table-cell>
          <table:table-cell table:formula="of:=CONCATENATE([.B52]; &quot; &quot;; [.A52]; &quot; &quot;; TEXT([.C52]; &quot;DD-MM-YY&quot;); &quot; &quot;; [.F52];)" office:value-type="string" office:string-value="Tomek Sawyer 13-09-64 st64" calcext:value-type="string">
            <text:p>Tomek Sawyer 13-09-64 st64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date" office:date-value="1964-03-10" calcext:value-type="date">
            <text:p>10.03.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 table:formula="of:=LOWER(CONCATENATE(MID([.A53]; 1; 1); MID([.B53]; 1; 1); MID(TEXT([.C53]; &quot;DD.MM.YY&quot;); 7; 2)))" office:value-type="string" office:string-value="ka64" calcext:value-type="string">
            <text:p>ka64</text:p>
          </table:table-cell>
          <table:table-cell table:formula="of:=CONCATENATE([.B53]; &quot; &quot;; [.A53]; &quot; &quot;; TEXT([.C53]; &quot;DD-MM-YY&quot;); &quot; &quot;; [.F53];)" office:value-type="string" office:string-value="Anatol Kowalski 10-03-64 ka64" calcext:value-type="string">
            <text:p>Anatol Kowalski 10-03-64 ka64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date" office:date-value="1966-01-01" calcext:value-type="date">
            <text:p>01.01.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 table:formula="of:=LOWER(CONCATENATE(MID([.A54]; 1; 1); MID([.B54]; 1; 1); MID(TEXT([.C54]; &quot;DD.MM.YY&quot;); 7; 2)))" office:value-type="string" office:string-value="gs66" calcext:value-type="string">
            <text:p>gs66</text:p>
          </table:table-cell>
          <table:table-cell table:formula="of:=CONCATENATE([.B54]; &quot; &quot;; [.A54]; &quot; &quot;; TEXT([.C54]; &quot;DD-MM-YY&quot;); &quot; &quot;; [.F54];)" office:value-type="string" office:string-value="Szymon Grzeskowia 01-01-66 gs66" calcext:value-type="string">
            <text:p>Szymon Grzeskowia 01-01-66 gs66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date" office:date-value="1964-12-21" calcext:value-type="date">
            <text:p>21.12.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 table:formula="of:=LOWER(CONCATENATE(MID([.A55]; 1; 1); MID([.B55]; 1; 1); MID(TEXT([.C55]; &quot;DD.MM.YY&quot;); 7; 2)))" office:value-type="string" office:string-value="bm64" calcext:value-type="string">
            <text:p>bm64</text:p>
          </table:table-cell>
          <table:table-cell table:formula="of:=CONCATENATE([.B55]; &quot; &quot;; [.A55]; &quot; &quot;; TEXT([.C55]; &quot;DD-MM-YY&quot;); &quot; &quot;; [.F55];)" office:value-type="string" office:string-value="Michal Boruta 21-12-64 bm64" calcext:value-type="string">
            <text:p>Michal Boruta 21-12-64 bm64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date" office:date-value="1968-03-08" calcext:value-type="date">
            <text:p>08.03.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 table:formula="of:=LOWER(CONCATENATE(MID([.A56]; 1; 1); MID([.B56]; 1; 1); MID(TEXT([.C56]; &quot;DD.MM.YY&quot;); 7; 2)))" office:value-type="string" office:string-value="jm68" calcext:value-type="string">
            <text:p>jm68</text:p>
          </table:table-cell>
          <table:table-cell table:formula="of:=CONCATENATE([.B56]; &quot; &quot;; [.A56]; &quot; &quot;; TEXT([.C56]; &quot;DD-MM-YY&quot;); &quot; &quot;; [.F56];)" office:value-type="string" office:string-value="Monika Jasiak 08-03-68 jm68" calcext:value-type="string">
            <text:p>Monika Jasiak 08-03-68 jm68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date" office:date-value="1966-03-07" calcext:value-type="date">
            <text:p>07.03.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 table:formula="of:=LOWER(CONCATENATE(MID([.A57]; 1; 1); MID([.B57]; 1; 1); MID(TEXT([.C57]; &quot;DD.MM.YY&quot;); 7; 2)))" office:value-type="string" office:string-value="za66" calcext:value-type="string">
            <text:p>za66</text:p>
          </table:table-cell>
          <table:table-cell table:formula="of:=CONCATENATE([.B57]; &quot; &quot;; [.A57]; &quot; &quot;; TEXT([.C57]; &quot;DD-MM-YY&quot;); &quot; &quot;; [.F57];)" office:value-type="string" office:string-value="Anatol Zysk 07-03-66 za66" calcext:value-type="string">
            <text:p>Anatol Zysk 07-03-66 za66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5-05-19" calcext:value-type="date">
            <text:p>19.05.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CONCATENATE(MID([.A58]; 1; 1); MID([.B58]; 1; 1); MID(TEXT([.C58]; &quot;DD.MM.YY&quot;); 7; 2)))" office:value-type="string" office:string-value="sj65" calcext:value-type="string">
            <text:p>sj65</text:p>
          </table:table-cell>
          <table:table-cell table:formula="of:=CONCATENATE([.B58]; &quot; &quot;; [.A58]; &quot; &quot;; TEXT([.C58]; &quot;DD-MM-YY&quot;); &quot; &quot;; [.F58];)" office:value-type="string" office:string-value="Jacek Soplica 19-05-65 sj65" calcext:value-type="string">
            <text:p>Jacek Soplica 19-05-65 sj65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date" office:date-value="1961-03-22" calcext:value-type="date">
            <text:p>22.03.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NCATENATE(MID([.A59]; 1; 1); MID([.B59]; 1; 1); MID(TEXT([.C59]; &quot;DD.MM.YY&quot;); 7; 2)))" office:value-type="string" office:string-value="sj61" calcext:value-type="string">
            <text:p>sj61</text:p>
          </table:table-cell>
          <table:table-cell table:formula="of:=CONCATENATE([.B59]; &quot; &quot;; [.A59]; &quot; &quot;; TEXT([.C59]; &quot;DD-MM-YY&quot;); &quot; &quot;; [.F59];)" office:value-type="string" office:string-value="Jacek Sawyer 22-03-61 sj61" calcext:value-type="string">
            <text:p>Jacek Sawyer 22-03-61 sj61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date" office:date-value="1965-07-16" calcext:value-type="date">
            <text:p>16.07.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 table:formula="of:=LOWER(CONCATENATE(MID([.A60]; 1; 1); MID([.B60]; 1; 1); MID(TEXT([.C60]; &quot;DD.MM.YY&quot;); 7; 2)))" office:value-type="string" office:string-value="rm65" calcext:value-type="string">
            <text:p>rm65</text:p>
          </table:table-cell>
          <table:table-cell table:formula="of:=CONCATENATE([.B60]; &quot; &quot;; [.A60]; &quot; &quot;; TEXT([.C60]; &quot;DD-MM-YY&quot;); &quot; &quot;; [.F60];)" office:value-type="string" office:string-value="Marta Robak 16-07-65 rm65" calcext:value-type="string">
            <text:p>Marta Robak 16-07-65 rm65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date" office:date-value="1963-11-09" calcext:value-type="date">
            <text:p>09.11.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 table:formula="of:=LOWER(CONCATENATE(MID([.A61]; 1; 1); MID([.B61]; 1; 1); MID(TEXT([.C61]; &quot;DD.MM.YY&quot;); 7; 2)))" office:value-type="string" office:string-value="km63" calcext:value-type="string">
            <text:p>km63</text:p>
          </table:table-cell>
          <table:table-cell table:formula="of:=CONCATENATE([.B61]; &quot; &quot;; [.A61]; &quot; &quot;; TEXT([.C61]; &quot;DD-MM-YY&quot;); &quot; &quot;; [.F61];)" office:value-type="string" office:string-value="Michal Kowalski 09-11-63 km63" calcext:value-type="string">
            <text:p>Michal Kowalski 09-11-63 km63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date" office:date-value="1968-07-15" calcext:value-type="date">
            <text:p>15.07.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CONCATENATE(MID([.A62]; 1; 1); MID([.B62]; 1; 1); MID(TEXT([.C62]; &quot;DD.MM.YY&quot;); 7; 2)))" office:value-type="string" office:string-value="jm68" calcext:value-type="string">
            <text:p>jm68</text:p>
          </table:table-cell>
          <table:table-cell table:formula="of:=CONCATENATE([.B62]; &quot; &quot;; [.A62]; &quot; &quot;; TEXT([.C62]; &quot;DD-MM-YY&quot;); &quot; &quot;; [.F62];)" office:value-type="string" office:string-value="Morus Jasiak 15-07-68 jm68" calcext:value-type="string">
            <text:p>Morus Jasiak 15-07-68 jm68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date" office:date-value="1969-05-14" calcext:value-type="date">
            <text:p>14.05.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LOWER(CONCATENATE(MID([.A63]; 1; 1); MID([.B63]; 1; 1); MID(TEXT([.C63]; &quot;DD.MM.YY&quot;); 7; 2)))" office:value-type="string" office:string-value="gs69" calcext:value-type="string">
            <text:p>gs69</text:p>
          </table:table-cell>
          <table:table-cell table:formula="of:=CONCATENATE([.B63]; &quot; &quot;; [.A63]; &quot; &quot;; TEXT([.C63]; &quot;DD-MM-YY&quot;); &quot; &quot;; [.F63];)" office:value-type="string" office:string-value="Szymon Grzeskowiak 14-05-69 gs69" calcext:value-type="string">
            <text:p>Szymon Grzeskowiak 14-05-69 gs69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date" office:date-value="1965-12-25" calcext:value-type="date">
            <text:p>25.12.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LOWER(CONCATENATE(MID([.A64]; 1; 1); MID([.B64]; 1; 1); MID(TEXT([.C64]; &quot;DD.MM.YY&quot;); 7; 2)))" office:value-type="string" office:string-value="bt65" calcext:value-type="string">
            <text:p>bt65</text:p>
          </table:table-cell>
          <table:table-cell table:formula="of:=CONCATENATE([.B64]; &quot; &quot;; [.A64]; &quot; &quot;; TEXT([.C64]; &quot;DD-MM-YY&quot;); &quot; &quot;; [.F64];)" office:value-type="string" office:string-value="Tomek Boruta 25-12-65 bt65" calcext:value-type="string">
            <text:p>Tomek Boruta 25-12-65 bt65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date" office:date-value="1955-11-26" calcext:value-type="date">
            <text:p>26.11.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 table:formula="of:=LOWER(CONCATENATE(MID([.A65]; 1; 1); MID([.B65]; 1; 1); MID(TEXT([.C65]; &quot;DD.MM.YY&quot;); 7; 2)))" office:value-type="string" office:string-value="sa55" calcext:value-type="string">
            <text:p>sa55</text:p>
          </table:table-cell>
          <table:table-cell table:formula="of:=CONCATENATE([.B65]; &quot; &quot;; [.A65]; &quot; &quot;; TEXT([.C65]; &quot;DD-MM-YY&quot;); &quot; &quot;; [.F65];)" office:value-type="string" office:string-value="Andrzej Szumowski 26-11-55 sa55" calcext:value-type="string">
            <text:p>Andrzej Szumowski 26-11-55 sa55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date" office:date-value="1959-03-27" calcext:value-type="date">
            <text:p>27.03.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 table:formula="of:=LOWER(CONCATENATE(MID([.A66]; 1; 1); MID([.B66]; 1; 1); MID(TEXT([.C66]; &quot;DD.MM.YY&quot;); 7; 2)))" office:value-type="string" office:string-value="kd59" calcext:value-type="string">
            <text:p>kd59</text:p>
          </table:table-cell>
          <table:table-cell table:formula="of:=CONCATENATE([.B66]; &quot; &quot;; [.A66]; &quot; &quot;; TEXT([.C66]; &quot;DD-MM-YY&quot;); &quot; &quot;; [.F66];)" office:value-type="string" office:string-value="Dorota Karpowicz 27-03-59 kd59" calcext:value-type="string">
            <text:p>Dorota Karpowicz 27-03-59 kd59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date" office:date-value="1965-12-28" calcext:value-type="date">
            <text:p>28.12.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 table:formula="of:=LOWER(CONCATENATE(MID([.A67]; 1; 1); MID([.B67]; 1; 1); MID(TEXT([.C67]; &quot;DD.MM.YY&quot;); 7; 2)))" office:value-type="string" office:string-value="ke65" calcext:value-type="string">
            <text:p>ke65</text:p>
          </table:table-cell>
          <table:table-cell table:formula="of:=CONCATENATE([.B67]; &quot; &quot;; [.A67]; &quot; &quot;; TEXT([.C67]; &quot;DD-MM-YY&quot;); &quot; &quot;; [.F67];)" office:value-type="string" office:string-value="Ewa Kilarski 28-12-65 ke65" calcext:value-type="string">
            <text:p>Ewa Kilarski 28-12-65 ke65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date" office:date-value="1963-02-26" calcext:value-type="date">
            <text:p>26.02.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 table:formula="of:=LOWER(CONCATENATE(MID([.A68]; 1; 1); MID([.B68]; 1; 1); MID(TEXT([.C68]; &quot;DD.MM.YY&quot;); 7; 2)))" office:value-type="string" office:string-value="wf63" calcext:value-type="string">
            <text:p>wf63</text:p>
          </table:table-cell>
          <table:table-cell table:formula="of:=CONCATENATE([.B68]; &quot; &quot;; [.A68]; &quot; &quot;; TEXT([.C68]; &quot;DD-MM-YY&quot;); &quot; &quot;; [.F68];)" office:value-type="string" office:string-value="Fryderyk Waz 26-02-63 wf63" calcext:value-type="string">
            <text:p>Fryderyk Waz 26-02-63 wf63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0-10-30" calcext:value-type="date">
            <text:p>30.10.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 table:formula="of:=LOWER(CONCATENATE(MID([.A69]; 1; 1); MID([.B69]; 1; 1); MID(TEXT([.C69]; &quot;DD.MM.YY&quot;); 7; 2)))" office:value-type="string" office:string-value="kg60" calcext:value-type="string">
            <text:p>kg60</text:p>
          </table:table-cell>
          <table:table-cell table:formula="of:=CONCATENATE([.B69]; &quot; &quot;; [.A69]; &quot; &quot;; TEXT([.C69]; &quot;DD-MM-YY&quot;); &quot; &quot;; [.F69];)" office:value-type="string" office:string-value="Grzegorz Kaminski 30-10-60 kg60" calcext:value-type="string">
            <text:p>Grzegorz Kaminski 30-10-60 kg6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70-05-10" calcext:value-type="date">
            <text:p>10.05.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 table:formula="of:=LOWER(CONCATENATE(MID([.A70]; 1; 1); MID([.B70]; 1; 1); MID(TEXT([.C70]; &quot;DD.MM.YY&quot;); 7; 2)))" office:value-type="string" office:string-value="gg70" calcext:value-type="string">
            <text:p>gg70</text:p>
          </table:table-cell>
          <table:table-cell table:formula="of:=CONCATENATE([.B70]; &quot; &quot;; [.A70]; &quot; &quot;; TEXT([.C70]; &quot;DD-MM-YY&quot;); &quot; &quot;; [.F70];)" office:value-type="string" office:string-value="Grzegorz Gigant 10-05-70 gg70" calcext:value-type="string">
            <text:p>Grzegorz Gigant 10-05-70 gg70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3-07-20" calcext:value-type="date">
            <text:p>20.07.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 table:formula="of:=LOWER(CONCATENATE(MID([.A71]; 1; 1); MID([.B71]; 1; 1); MID(TEXT([.C71]; &quot;DD.MM.YY&quot;); 7; 2)))" office:value-type="string" office:string-value="is63" calcext:value-type="string">
            <text:p>is63</text:p>
          </table:table-cell>
          <table:table-cell table:formula="of:=CONCATENATE([.B71]; &quot; &quot;; [.A71]; &quot; &quot;; TEXT([.C71]; &quot;DD-MM-YY&quot;); &quot; &quot;; [.F71];)" office:value-type="string" office:string-value="Stefan Inny 20-07-63 is63" calcext:value-type="string">
            <text:p>Stefan Inny 20-07-63 is63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57-06-10" calcext:value-type="date">
            <text:p>10.06.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 table:formula="of:=LOWER(CONCATENATE(MID([.A72]; 1; 1); MID([.B72]; 1; 1); MID(TEXT([.C72]; &quot;DD.MM.YY&quot;); 7; 2)))" office:value-type="string" office:string-value="rs57" calcext:value-type="string">
            <text:p>rs57</text:p>
          </table:table-cell>
          <table:table-cell table:formula="of:=CONCATENATE([.B72]; &quot; &quot;; [.A72]; &quot; &quot;; TEXT([.C72]; &quot;DD-MM-YY&quot;); &quot; &quot;; [.F72];)" office:value-type="string" office:string-value="Stanislaw Rozny 10-06-57 rs57" calcext:value-type="string">
            <text:p>Stanislaw Rozny 10-06-57 rs57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5-04-11" calcext:value-type="date">
            <text:p>11.04.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 table:formula="of:=LOWER(CONCATENATE(MID([.A73]; 1; 1); MID([.B73]; 1; 1); MID(TEXT([.C73]; &quot;DD.MM.YY&quot;); 7; 2)))" office:value-type="string" office:string-value="bb65" calcext:value-type="string">
            <text:p>bb65</text:p>
          </table:table-cell>
          <table:table-cell table:formula="of:=CONCATENATE([.B73]; &quot; &quot;; [.A73]; &quot; &quot;; TEXT([.C73]; &quot;DD-MM-YY&quot;); &quot; &quot;; [.F73];)" office:value-type="string" office:string-value="Bohdan Boss 11-04-65 bb65" calcext:value-type="string">
            <text:p>Bohdan Boss 11-04-65 bb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67-07-02" calcext:value-type="date">
            <text:p>02.07.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LOWER(CONCATENATE(MID([.A74]; 1; 1); MID([.B74]; 1; 1); MID(TEXT([.C74]; &quot;DD.MM.YY&quot;); 7; 2)))" office:value-type="string" office:string-value="ga67" calcext:value-type="string">
            <text:p>ga67</text:p>
          </table:table-cell>
          <table:table-cell table:formula="of:=CONCATENATE([.B74]; &quot; &quot;; [.A74]; &quot; &quot;; TEXT([.C74]; &quot;DD-MM-YY&quot;); &quot; &quot;; [.F74];)" office:value-type="string" office:string-value="Anna Gates 02-07-67 ga67" calcext:value-type="string">
            <text:p>Anna Gates 02-07-67 ga67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3-01-02" calcext:value-type="date">
            <text:p>02.01.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 table:formula="of:=LOWER(CONCATENATE(MID([.A75]; 1; 1); MID([.B75]; 1; 1); MID(TEXT([.C75]; &quot;DD.MM.YY&quot;); 7; 2)))" office:value-type="string" office:string-value="ps63" calcext:value-type="string">
            <text:p>ps63</text:p>
          </table:table-cell>
          <table:table-cell table:formula="of:=CONCATENATE([.B75]; &quot; &quot;; [.A75]; &quot; &quot;; TEXT([.C75]; &quot;DD-MM-YY&quot;); &quot; &quot;; [.F75];)" office:value-type="string" office:string-value="Stanislaw Potocki 02-01-63 ps63" calcext:value-type="string">
            <text:p>Stanislaw Potocki 02-01-63 ps63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4-09-11" calcext:value-type="date">
            <text:p>11.09.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 table:formula="of:=LOWER(CONCATENATE(MID([.A76]; 1; 1); MID([.B76]; 1; 1); MID(TEXT([.C76]; &quot;DD.MM.YY&quot;); 7; 2)))" office:value-type="string" office:string-value="mk64" calcext:value-type="string">
            <text:p>mk64</text:p>
          </table:table-cell>
          <table:table-cell table:formula="of:=CONCATENATE([.B76]; &quot; &quot;; [.A76]; &quot; &quot;; TEXT([.C76]; &quot;DD-MM-YY&quot;); &quot; &quot;; [.F76];)" office:value-type="string" office:string-value="Karol Mieta 11-09-64 mk64" calcext:value-type="string">
            <text:p>Karol Mieta 11-09-64 mk64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.04.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 table:formula="of:=LOWER(CONCATENATE(MID([.A77]; 1; 1); MID([.B77]; 1; 1); MID(TEXT([.C77]; &quot;DD.MM.YY&quot;); 7; 2)))" office:value-type="string" office:string-value="bj64" calcext:value-type="string">
            <text:p>bj64</text:p>
          </table:table-cell>
          <table:table-cell table:formula="of:=CONCATENATE([.B77]; &quot; &quot;; [.A77]; &quot; &quot;; TEXT([.C77]; &quot;DD-MM-YY&quot;); &quot; &quot;; [.F77];)" office:value-type="string" office:string-value="Jan Bosman 30-04-64 bj64" calcext:value-type="string">
            <text:p>Jan Bosman 30-04-64 bj64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date" office:date-value="1968-02-28" calcext:value-type="date">
            <text:p>28.02.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 table:formula="of:=LOWER(CONCATENATE(MID([.A78]; 1; 1); MID([.B78]; 1; 1); MID(TEXT([.C78]; &quot;DD.MM.YY&quot;); 7; 2)))" office:value-type="string" office:string-value="ia68" calcext:value-type="string">
            <text:p>ia68</text:p>
          </table:table-cell>
          <table:table-cell table:formula="of:=CONCATENATE([.B78]; &quot; &quot;; [.A78]; &quot; &quot;; TEXT([.C78]; &quot;DD-MM-YY&quot;); &quot; &quot;; [.F78];)" office:value-type="string" office:string-value="Anna Inny 28-02-68 ia68" calcext:value-type="string">
            <text:p>Anna Inny 28-02-68 ia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date" office:date-value="1970-12-25" calcext:value-type="date">
            <text:p>25.12.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 table:formula="of:=LOWER(CONCATENATE(MID([.A79]; 1; 1); MID([.B79]; 1; 1); MID(TEXT([.C79]; &quot;DD.MM.YY&quot;); 7; 2)))" office:value-type="string" office:string-value="hb70" calcext:value-type="string">
            <text:p>hb70</text:p>
          </table:table-cell>
          <table:table-cell table:formula="of:=CONCATENATE([.B79]; &quot; &quot;; [.A79]; &quot; &quot;; TEXT([.C79]; &quot;DD-MM-YY&quot;); &quot; &quot;; [.F79];)" office:value-type="string" office:string-value="Barbara Holmes 25-12-70 hb70" calcext:value-type="string">
            <text:p>Barbara Holmes 25-12-70 hb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date" office:date-value="1968-02-25" calcext:value-type="date">
            <text:p>25.02.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LOWER(CONCATENATE(MID([.A80]; 1; 1); MID([.B80]; 1; 1); MID(TEXT([.C80]; &quot;DD.MM.YY&quot;); 7; 2)))" office:value-type="string" office:string-value="gb68" calcext:value-type="string">
            <text:p>gb68</text:p>
          </table:table-cell>
          <table:table-cell table:formula="of:=CONCATENATE([.B80]; &quot; &quot;; [.A80]; &quot; &quot;; TEXT([.C80]; &quot;DD-MM-YY&quot;); &quot; &quot;; [.F80];)" office:value-type="string" office:string-value="Bohdan Gigant 25-02-68 gb68" calcext:value-type="string">
            <text:p>Bohdan Gigant 25-02-68 gb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date" office:date-value="1970-09-29" calcext:value-type="date">
            <text:p>29.09.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 table:formula="of:=LOWER(CONCATENATE(MID([.A81]; 1; 1); MID([.B81]; 1; 1); MID(TEXT([.C81]; &quot;DD.MM.YY&quot;); 7; 2)))" office:value-type="string" office:string-value="gg70" calcext:value-type="string">
            <text:p>gg70</text:p>
          </table:table-cell>
          <table:table-cell table:formula="of:=CONCATENATE([.B81]; &quot; &quot;; [.A81]; &quot; &quot;; TEXT([.C81]; &quot;DD-MM-YY&quot;); &quot; &quot;; [.F81];)" office:value-type="string" office:string-value="Grzegorz Gates 29-09-70 gg70" calcext:value-type="string">
            <text:p>Grzegorz Gates 29-09-70 gg70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date" office:date-value="1967-09-18" calcext:value-type="date">
            <text:p>18.09.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 table:formula="of:=LOWER(CONCATENATE(MID([.A82]; 1; 1); MID([.B82]; 1; 1); MID(TEXT([.C82]; &quot;DD.MM.YY&quot;); 7; 2)))" office:value-type="string" office:string-value="gj67" calcext:value-type="string">
            <text:p>gj67</text:p>
          </table:table-cell>
          <table:table-cell table:formula="of:=CONCATENATE([.B82]; &quot; &quot;; [.A82]; &quot; &quot;; TEXT([.C82]; &quot;DD-MM-YY&quot;); &quot; &quot;; [.F82];)" office:value-type="string" office:string-value="Jan Gatek 18-09-67 gj67" calcext:value-type="string">
            <text:p>Jan Gatek 18-09-67 gj67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date" office:date-value="1969-05-14" calcext:value-type="date">
            <text:p>14.05.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CONCATENATE(MID([.A83]; 1; 1); MID([.B83]; 1; 1); MID(TEXT([.C83]; &quot;DD.MM.YY&quot;); 7; 2)))" office:value-type="string" office:string-value="cj69" calcext:value-type="string">
            <text:p>cj69</text:p>
          </table:table-cell>
          <table:table-cell table:formula="of:=CONCATENATE([.B83]; &quot; &quot;; [.A83]; &quot; &quot;; TEXT([.C83]; &quot;DD-MM-YY&quot;); &quot; &quot;; [.F83];)" office:value-type="string" office:string-value="Jan Chrust 14-05-69 cj69" calcext:value-type="string">
            <text:p>Jan Chrust 14-05-69 cj69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date" office:date-value="1962-01-05" calcext:value-type="date">
            <text:p>05.01.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 table:formula="of:=LOWER(CONCATENATE(MID([.A84]; 1; 1); MID([.B84]; 1; 1); MID(TEXT([.C84]; &quot;DD.MM.YY&quot;); 7; 2)))" office:value-type="string" office:string-value="bj62" calcext:value-type="string">
            <text:p>bj62</text:p>
          </table:table-cell>
          <table:table-cell table:formula="of:=CONCATENATE([.B84]; &quot; &quot;; [.A84]; &quot; &quot;; TEXT([.C84]; &quot;DD-MM-YY&quot;); &quot; &quot;; [.F84];)" office:value-type="string" office:string-value="Janusz Bastek 05-01-62 bj62" calcext:value-type="string">
            <text:p>Janusz Bastek 05-01-62 bj62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date" office:date-value="1962-11-18" calcext:value-type="date">
            <text:p>18.11.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LOWER(CONCATENATE(MID([.A85]; 1; 1); MID([.B85]; 1; 1); MID(TEXT([.C85]; &quot;DD.MM.YY&quot;); 7; 2)))" office:value-type="string" office:string-value="bk62" calcext:value-type="string">
            <text:p>bk62</text:p>
          </table:table-cell>
          <table:table-cell table:formula="of:=CONCATENATE([.B85]; &quot; &quot;; [.A85]; &quot; &quot;; TEXT([.C85]; &quot;DD-MM-YY&quot;); &quot; &quot;; [.F85];)" office:value-type="string" office:string-value="Karol Boran 18-11-62 bk62" calcext:value-type="string">
            <text:p>Karol Boran 18-11-62 bk62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date" office:date-value="1960-04-25" calcext:value-type="date">
            <text:p>25.04.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LOWER(CONCATENATE(MID([.A86]; 1; 1); MID([.B86]; 1; 1); MID(TEXT([.C86]; &quot;DD.MM.YY&quot;); 7; 2)))" office:value-type="string" office:string-value="bm60" calcext:value-type="string">
            <text:p>bm60</text:p>
          </table:table-cell>
          <table:table-cell table:formula="of:=CONCATENATE([.B86]; &quot; &quot;; [.A86]; &quot; &quot;; TEXT([.C86]; &quot;DD-MM-YY&quot;); &quot; &quot;; [.F86];)" office:value-type="string" office:string-value="Michal Baran 25-04-60 bm60" calcext:value-type="string">
            <text:p>Michal Baran 25-04-60 bm60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date" office:date-value="1965-02-02" calcext:value-type="date">
            <text:p>02.02.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LOWER(CONCATENATE(MID([.A87]; 1; 1); MID([.B87]; 1; 1); MID(TEXT([.C87]; &quot;DD.MM.YY&quot;); 7; 2)))" office:value-type="string" office:string-value="as65" calcext:value-type="string">
            <text:p>as65</text:p>
          </table:table-cell>
          <table:table-cell table:formula="of:=CONCATENATE([.B87]; &quot; &quot;; [.A87]; &quot; &quot;; TEXT([.C87]; &quot;DD-MM-YY&quot;); &quot; &quot;; [.F87];)" office:value-type="string" office:string-value="Stanislaw Anusz 02-02-65 as65" calcext:value-type="string">
            <text:p>Stanislaw Anusz 02-02-65 as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date" office:date-value="1971-10-05" calcext:value-type="date">
            <text:p>05.10.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LOWER(CONCATENATE(MID([.A88]; 1; 1); MID([.B88]; 1; 1); MID(TEXT([.C88]; &quot;DD.MM.YY&quot;); 7; 2)))" office:value-type="string" office:string-value="ks71" calcext:value-type="string">
            <text:p>ks71</text:p>
          </table:table-cell>
          <table:table-cell table:formula="of:=CONCATENATE([.B88]; &quot; &quot;; [.A88]; &quot; &quot;; TEXT([.C88]; &quot;DD-MM-YY&quot;); &quot; &quot;; [.F88];)" office:value-type="string" office:string-value="Stanislaw Kiel 05-10-71 ks71" calcext:value-type="string">
            <text:p>Stanislaw Kiel 05-10-71 ks71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date" office:date-value="1967-11-03" calcext:value-type="date">
            <text:p>03.11.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 table:formula="of:=LOWER(CONCATENATE(MID([.A89]; 1; 1); MID([.B89]; 1; 1); MID(TEXT([.C89]; &quot;DD.MM.YY&quot;); 7; 2)))" office:value-type="string" office:string-value="gs67" calcext:value-type="string">
            <text:p>gs67</text:p>
          </table:table-cell>
          <table:table-cell table:formula="of:=CONCATENATE([.B89]; &quot; &quot;; [.A89]; &quot; &quot;; TEXT([.C89]; &quot;DD-MM-YY&quot;); &quot; &quot;; [.F89];)" office:value-type="string" office:string-value="Stefan Gagatek 03-11-67 gs67" calcext:value-type="string">
            <text:p>Stefan Gagatek 03-11-67 gs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date" office:date-value="1970-12-10" calcext:value-type="date">
            <text:p>10.12.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 table:formula="of:=LOWER(CONCATENATE(MID([.A90]; 1; 1); MID([.B90]; 1; 1); MID(TEXT([.C90]; &quot;DD.MM.YY&quot;); 7; 2)))" office:value-type="string" office:string-value="bz70" calcext:value-type="string">
            <text:p>bz70</text:p>
          </table:table-cell>
          <table:table-cell table:formula="of:=CONCATENATE([.B90]; &quot; &quot;; [.A90]; &quot; &quot;; TEXT([.C90]; &quot;DD-MM-YY&quot;); &quot; &quot;; [.F90];)" office:value-type="string" office:string-value="Zenon Borowik 10-12-70 bz70" calcext:value-type="string">
            <text:p>Zenon Borowik 10-12-70 bz70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date" office:date-value="1963-01-02" calcext:value-type="date">
            <text:p>02.01.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 table:formula="of:=LOWER(CONCATENATE(MID([.A91]; 1; 1); MID([.B91]; 1; 1); MID(TEXT([.C91]; &quot;DD.MM.YY&quot;); 7; 2)))" office:value-type="string" office:string-value="km63" calcext:value-type="string">
            <text:p>km63</text:p>
          </table:table-cell>
          <table:table-cell table:formula="of:=CONCATENATE([.B91]; &quot; &quot;; [.A91]; &quot; &quot;; TEXT([.C91]; &quot;DD-MM-YY&quot;); &quot; &quot;; [.F91];)" office:value-type="string" office:string-value="Marzena Kowalski 02-01-63 km63" calcext:value-type="string">
            <text:p>Marzena Kowalski 02-01-63 km63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date" office:date-value="1964-09-11" calcext:value-type="date">
            <text:p>11.09.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LOWER(CONCATENATE(MID([.A92]; 1; 1); MID([.B92]; 1; 1); MID(TEXT([.C92]; &quot;DD.MM.YY&quot;); 7; 2)))" office:value-type="string" office:string-value="ke64" calcext:value-type="string">
            <text:p>ke64</text:p>
          </table:table-cell>
          <table:table-cell table:formula="of:=CONCATENATE([.B92]; &quot; &quot;; [.A92]; &quot; &quot;; TEXT([.C92]; &quot;DD-MM-YY&quot;); &quot; &quot;; [.F92];)" office:value-type="string" office:string-value="Ewa Kaczan 11-09-64 ke64" calcext:value-type="string">
            <text:p>Ewa Kaczan 11-09-64 ke64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.04.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 table:formula="of:=LOWER(CONCATENATE(MID([.A93]; 1; 1); MID([.B93]; 1; 1); MID(TEXT([.C93]; &quot;DD.MM.YY&quot;); 7; 2)))" office:value-type="string" office:string-value="wj64" calcext:value-type="string">
            <text:p>wj64</text:p>
          </table:table-cell>
          <table:table-cell table:formula="of:=CONCATENATE([.B93]; &quot; &quot;; [.A93]; &quot; &quot;; TEXT([.C93]; &quot;DD-MM-YY&quot;); &quot; &quot;; [.F93];)" office:value-type="string" office:string-value="Jan Wiss 30-04-64 wj64" calcext:value-type="string">
            <text:p>Jan Wiss 30-04-64 wj64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date" office:date-value="1957-12-13" calcext:value-type="date">
            <text:p>13.12.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 table:formula="of:=LOWER(CONCATENATE(MID([.A94]; 1; 1); MID([.B94]; 1; 1); MID(TEXT([.C94]; &quot;DD.MM.YY&quot;); 7; 2)))" office:value-type="string" office:string-value="ws57" calcext:value-type="string">
            <text:p>ws57</text:p>
          </table:table-cell>
          <table:table-cell table:formula="of:=CONCATENATE([.B94]; &quot; &quot;; [.A94]; &quot; &quot;; TEXT([.C94]; &quot;DD-MM-YY&quot;); &quot; &quot;; [.F94];)" office:value-type="string" office:string-value="Sabrina Wilk 13-12-57 ws57" calcext:value-type="string">
            <text:p>Sabrina Wilk 13-12-57 ws57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date" office:date-value="1963-03-16" calcext:value-type="date">
            <text:p>16.03.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LOWER(CONCATENATE(MID([.A95]; 1; 1); MID([.B95]; 1; 1); MID(TEXT([.C95]; &quot;DD.MM.YY&quot;); 7; 2)))" office:value-type="string" office:string-value="pm63" calcext:value-type="string">
            <text:p>pm63</text:p>
          </table:table-cell>
          <table:table-cell table:formula="of:=CONCATENATE([.B95]; &quot; &quot;; [.A95]; &quot; &quot;; TEXT([.C95]; &quot;DD-MM-YY&quot;); &quot; &quot;; [.F95];)" office:value-type="string" office:string-value="Magdalena Paczka 16-03-63 pm63" calcext:value-type="string">
            <text:p>Magdalena Paczka 16-03-63 pm63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date" office:date-value="1961-02-03" calcext:value-type="date">
            <text:p>03.02.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 table:formula="of:=LOWER(CONCATENATE(MID([.A96]; 1; 1); MID([.B96]; 1; 1); MID(TEXT([.C96]; &quot;DD.MM.YY&quot;); 7; 2)))" office:value-type="string" office:string-value="gk61" calcext:value-type="string">
            <text:p>gk61</text:p>
          </table:table-cell>
          <table:table-cell table:formula="of:=CONCATENATE([.B96]; &quot; &quot;; [.A96]; &quot; &quot;; TEXT([.C96]; &quot;DD-MM-YY&quot;); &quot; &quot;; [.F96];)" office:value-type="string" office:string-value="Katarzyna Galazka 03-02-61 gk61" calcext:value-type="string">
            <text:p>Katarzyna Galazka 03-02-61 gk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date" office:date-value="1955-05-05" calcext:value-type="date">
            <text:p>05.05.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 table:formula="of:=LOWER(CONCATENATE(MID([.A97]; 1; 1); MID([.B97]; 1; 1); MID(TEXT([.C97]; &quot;DD.MM.YY&quot;); 7; 2)))" office:value-type="string" office:string-value="km55" calcext:value-type="string">
            <text:p>km55</text:p>
          </table:table-cell>
          <table:table-cell table:formula="of:=CONCATENATE([.B97]; &quot; &quot;; [.A97]; &quot; &quot;; TEXT([.C97]; &quot;DD-MM-YY&quot;); &quot; &quot;; [.F97];)" office:value-type="string" office:string-value="Mateusz Karpowicz 05-05-55 km55" calcext:value-type="string">
            <text:p>Mateusz Karpowicz 05-05-55 km55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date" office:date-value="1960-07-09" calcext:value-type="date">
            <text:p>09.07.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LOWER(CONCATENATE(MID([.A98]; 1; 1); MID([.B98]; 1; 1); MID(TEXT([.C98]; &quot;DD.MM.YY&quot;); 7; 2)))" office:value-type="string" office:string-value="mk60" calcext:value-type="string">
            <text:p>mk60</text:p>
          </table:table-cell>
          <table:table-cell table:formula="of:=CONCATENATE([.B98]; &quot; &quot;; [.A98]; &quot; &quot;; TEXT([.C98]; &quot;DD-MM-YY&quot;); &quot; &quot;; [.F98];)" office:value-type="string" office:string-value="Krzysztof Mater 09-07-60 mk60" calcext:value-type="string">
            <text:p>Krzysztof Mater 09-07-60 mk60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date" office:date-value="1954-07-21" calcext:value-type="date">
            <text:p>21.07.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 table:formula="of:=LOWER(CONCATENATE(MID([.A99]; 1; 1); MID([.B99]; 1; 1); MID(TEXT([.C99]; &quot;DD.MM.YY&quot;); 7; 2)))" office:value-type="string" office:string-value="kj54" calcext:value-type="string">
            <text:p>kj54</text:p>
          </table:table-cell>
          <table:table-cell table:formula="of:=CONCATENATE([.B99]; &quot; &quot;; [.A99]; &quot; &quot;; TEXT([.C99]; &quot;DD-MM-YY&quot;); &quot; &quot;; [.F99];)" office:value-type="string" office:string-value="Jozef Kulak 21-07-54 kj54" calcext:value-type="string">
            <text:p>Jozef Kulak 21-07-54 kj54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date" office:date-value="1966-04-07" calcext:value-type="date">
            <text:p>07.04.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 table:formula="of:=LOWER(CONCATENATE(MID([.A100]; 1; 1); MID([.B100]; 1; 1); MID(TEXT([.C100]; &quot;DD.MM.YY&quot;); 7; 2)))" office:value-type="string" office:string-value="ba66" calcext:value-type="string">
            <text:p>ba66</text:p>
          </table:table-cell>
          <table:table-cell table:formula="of:=CONCATENATE([.B100]; &quot; &quot;; [.A100]; &quot; &quot;; TEXT([.C100]; &quot;DD-MM-YY&quot;); &quot; &quot;; [.F100];)" office:value-type="string" office:string-value="Anna Babiarz 07-04-66 ba66" calcext:value-type="string">
            <text:p>Anna Babiarz 07-04-66 ba66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date" office:date-value="1965-05-14" calcext:value-type="date">
            <text:p>14.05.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LOWER(CONCATENATE(MID([.A101]; 1; 1); MID([.B101]; 1; 1); MID(TEXT([.C101]; &quot;DD.MM.YY&quot;); 7; 2)))" office:value-type="string" office:string-value="bs65" calcext:value-type="string">
            <text:p>bs65</text:p>
          </table:table-cell>
          <table:table-cell table:formula="of:=CONCATENATE([.B101]; &quot; &quot;; [.A101]; &quot; &quot;; TEXT([.C101]; &quot;DD-MM-YY&quot;); &quot; &quot;; [.F101];)" office:value-type="string" office:string-value="Stanislaw Busz 14-05-65 bs65" calcext:value-type="string">
            <text:p>Stanislaw Busz 14-05-65 bs65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date" office:date-value="1962-03-22" calcext:value-type="date">
            <text:p>22.03.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 table:formula="of:=LOWER(CONCATENATE(MID([.A102]; 1; 1); MID([.B102]; 1; 1); MID(TEXT([.C102]; &quot;DD.MM.YY&quot;); 7; 2)))" office:value-type="string" office:string-value="hk62" calcext:value-type="string">
            <text:p>hk62</text:p>
          </table:table-cell>
          <table:table-cell table:formula="of:=CONCATENATE([.B102]; &quot; &quot;; [.A102]; &quot; &quot;; TEXT([.C102]; &quot;DD-MM-YY&quot;); &quot; &quot;; [.F102];)" office:value-type="string" office:string-value="Karol Hubicki 22-03-62 hk62" calcext:value-type="string">
            <text:p>Karol Hubicki 22-03-62 hk62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date" office:date-value="1961-10-06" calcext:value-type="date">
            <text:p>06.10.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 table:formula="of:=LOWER(CONCATENATE(MID([.A103]; 1; 1); MID([.B103]; 1; 1); MID(TEXT([.C103]; &quot;DD.MM.YY&quot;); 7; 2)))" office:value-type="string" office:string-value="sj61" calcext:value-type="string">
            <text:p>sj61</text:p>
          </table:table-cell>
          <table:table-cell table:formula="of:=CONCATENATE([.B103]; &quot; &quot;; [.A103]; &quot; &quot;; TEXT([.C103]; &quot;DD-MM-YY&quot;); &quot; &quot;; [.F103];)" office:value-type="string" office:string-value="Jan Szumowski 06-10-61 sj61" calcext:value-type="string">
            <text:p>Jan Szumowski 06-10-61 sj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date" office:date-value="1953-11-09" calcext:value-type="date">
            <text:p>09.11.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LOWER(CONCATENATE(MID([.A104]; 1; 1); MID([.B104]; 1; 1); MID(TEXT([.C104]; &quot;DD.MM.YY&quot;); 7; 2)))" office:value-type="string" office:string-value="ka53" calcext:value-type="string">
            <text:p>ka53</text:p>
          </table:table-cell>
          <table:table-cell table:formula="of:=CONCATENATE([.B104]; &quot; &quot;; [.A104]; &quot; &quot;; TEXT([.C104]; &quot;DD-MM-YY&quot;); &quot; &quot;; [.F104];)" office:value-type="string" office:string-value="Anna Karpowicz 09-11-53 ka53" calcext:value-type="string">
            <text:p>Anna Karpowicz 09-11-53 ka53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date" office:date-value="1968-07-15" calcext:value-type="date">
            <text:p>15.07.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LOWER(CONCATENATE(MID([.A105]; 1; 1); MID([.B105]; 1; 1); MID(TEXT([.C105]; &quot;DD.MM.YY&quot;); 7; 2)))" office:value-type="string" office:string-value="kb68" calcext:value-type="string">
            <text:p>kb68</text:p>
          </table:table-cell>
          <table:table-cell table:formula="of:=CONCATENATE([.B105]; &quot; &quot;; [.A105]; &quot; &quot;; TEXT([.C105]; &quot;DD-MM-YY&quot;); &quot; &quot;; [.F105];)" office:value-type="string" office:string-value="Barbara Kilarski 15-07-68 kb68" calcext:value-type="string">
            <text:p>Barbara Kilarski 15-07-68 kb68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date" office:date-value="1959-05-14" calcext:value-type="date">
            <text:p>14.05.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 table:formula="of:=LOWER(CONCATENATE(MID([.A106]; 1; 1); MID([.B106]; 1; 1); MID(TEXT([.C106]; &quot;DD.MM.YY&quot;); 7; 2)))" office:value-type="string" office:string-value="wb59" calcext:value-type="string">
            <text:p>wb59</text:p>
          </table:table-cell>
          <table:table-cell table:formula="of:=CONCATENATE([.B106]; &quot; &quot;; [.A106]; &quot; &quot;; TEXT([.C106]; &quot;DD-MM-YY&quot;); &quot; &quot;; [.F106];)" office:value-type="string" office:string-value="Bohdan Waz 14-05-59 wb59" calcext:value-type="string">
            <text:p>Bohdan Waz 14-05-59 wb59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5-11-21" calcext:value-type="date">
            <text:p>21.11.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 table:formula="of:=LOWER(CONCATENATE(MID([.A107]; 1; 1); MID([.B107]; 1; 1); MID(TEXT([.C107]; &quot;DD.MM.YY&quot;); 7; 2)))" office:value-type="string" office:string-value="kg65" calcext:value-type="string">
            <text:p>kg65</text:p>
          </table:table-cell>
          <table:table-cell table:formula="of:=CONCATENATE([.B107]; &quot; &quot;; [.A107]; &quot; &quot;; TEXT([.C107]; &quot;DD-MM-YY&quot;); &quot; &quot;; [.F107];)" office:value-type="string" office:string-value="Grzegorz Kaminski 21-11-65 kg65" calcext:value-type="string">
            <text:p>Grzegorz Kaminski 21-11-65 kg65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date" office:date-value="1955-01-27" calcext:value-type="date">
            <text:p>27.01.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 table:formula="of:=LOWER(CONCATENATE(MID([.A108]; 1; 1); MID([.B108]; 1; 1); MID(TEXT([.C108]; &quot;DD.MM.YY&quot;); 7; 2)))" office:value-type="string" office:string-value="jj55" calcext:value-type="string">
            <text:p>jj55</text:p>
          </table:table-cell>
          <table:table-cell table:formula="of:=CONCATENATE([.B108]; &quot; &quot;; [.A108]; &quot; &quot;; TEXT([.C108]; &quot;DD-MM-YY&quot;); &quot; &quot;; [.F108];)" office:value-type="string" office:string-value="Jan Jarek 27-01-55 jj55" calcext:value-type="string">
            <text:p>Jan Jarek 27-01-55 jj55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date" office:date-value="1960-03-27" calcext:value-type="date">
            <text:p>27.03.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NCATENATE(MID([.A109]; 1; 1); MID([.B109]; 1; 1); MID(TEXT([.C109]; &quot;DD.MM.YY&quot;); 7; 2)))" office:value-type="string" office:string-value="wk60" calcext:value-type="string">
            <text:p>wk60</text:p>
          </table:table-cell>
          <table:table-cell table:formula="of:=CONCATENATE([.B109]; &quot; &quot;; [.A109]; &quot; &quot;; TEXT([.C109]; &quot;DD-MM-YY&quot;); &quot; &quot;; [.F109];)" office:value-type="string" office:string-value="Kamil Wanik 27-03-60 wk60" calcext:value-type="string">
            <text:p>Kamil Wanik 27-03-60 wk60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date" office:date-value="1964-12-28" calcext:value-type="date">
            <text:p>28.12.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LOWER(CONCATENATE(MID([.A110]; 1; 1); MID([.B110]; 1; 1); MID(TEXT([.C110]; &quot;DD.MM.YY&quot;); 7; 2)))" office:value-type="string" office:string-value="lj64" calcext:value-type="string">
            <text:p>lj64</text:p>
          </table:table-cell>
          <table:table-cell table:formula="of:=CONCATENATE([.B110]; &quot; &quot;; [.A110]; &quot; &quot;; TEXT([.C110]; &quot;DD-MM-YY&quot;); &quot; &quot;; [.F110];)" office:value-type="string" office:string-value="Julian Lisowski 28-12-64 lj64" calcext:value-type="string">
            <text:p>Julian Lisowski 28-12-64 lj64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date" office:date-value="1963-02-26" calcext:value-type="date">
            <text:p>26.02.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 table:formula="of:=LOWER(CONCATENATE(MID([.A111]; 1; 1); MID([.B111]; 1; 1); MID(TEXT([.C111]; &quot;DD.MM.YY&quot;); 7; 2)))" office:value-type="string" office:string-value="lh63" calcext:value-type="string">
            <text:p>lh63</text:p>
          </table:table-cell>
          <table:table-cell table:formula="of:=CONCATENATE([.B111]; &quot; &quot;; [.A111]; &quot; &quot;; TEXT([.C111]; &quot;DD-MM-YY&quot;); &quot; &quot;; [.F111];)" office:value-type="string" office:string-value="Henryk Lapa 26-02-63 lh63" calcext:value-type="string">
            <text:p>Henryk Lapa 26-02-63 lh63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date" office:date-value="1960-10-30" calcext:value-type="date">
            <text:p>30.10.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CONCATENATE(MID([.A112]; 1; 1); MID([.B112]; 1; 1); MID(TEXT([.C112]; &quot;DD.MM.YY&quot;); 7; 2)))" office:value-type="string" office:string-value="mm60" calcext:value-type="string">
            <text:p>mm60</text:p>
          </table:table-cell>
          <table:table-cell table:formula="of:=CONCATENATE([.B112]; &quot; &quot;; [.A112]; &quot; &quot;; TEXT([.C112]; &quot;DD-MM-YY&quot;); &quot; &quot;; [.F112];)" office:value-type="string" office:string-value="Mateusz Miturski 30-10-60 mm60" calcext:value-type="string">
            <text:p>Mateusz Miturski 30-10-60 mm60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date" office:date-value="1970-05-10" calcext:value-type="date">
            <text:p>10.05.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 table:formula="of:=LOWER(CONCATENATE(MID([.A113]; 1; 1); MID([.B113]; 1; 1); MID(TEXT([.C113]; &quot;DD.MM.YY&quot;); 7; 2)))" office:value-type="string" office:string-value="lh70" calcext:value-type="string">
            <text:p>lh70</text:p>
          </table:table-cell>
          <table:table-cell table:formula="of:=CONCATENATE([.B113]; &quot; &quot;; [.A113]; &quot; &quot;; TEXT([.C113]; &quot;DD-MM-YY&quot;); &quot; &quot;; [.F113];)" office:value-type="string" office:string-value="Helena Lysiak 10-05-70 lh70" calcext:value-type="string">
            <text:p>Helena Lysiak 10-05-70 lh70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date" office:date-value="1963-07-20" calcext:value-type="date">
            <text:p>20.07.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 table:formula="of:=LOWER(CONCATENATE(MID([.A114]; 1; 1); MID([.B114]; 1; 1); MID(TEXT([.C114]; &quot;DD.MM.YY&quot;); 7; 2)))" office:value-type="string" office:string-value="wj63" calcext:value-type="string">
            <text:p>wj63</text:p>
          </table:table-cell>
          <table:table-cell table:formula="of:=CONCATENATE([.B114]; &quot; &quot;; [.A114]; &quot; &quot;; TEXT([.C114]; &quot;DD-MM-YY&quot;); &quot; &quot;; [.F114];)" office:value-type="string" office:string-value="Jan Wnuk 20-07-63 wj63" calcext:value-type="string">
            <text:p>Jan Wnuk 20-07-63 wj63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date" office:date-value="1957-06-10" calcext:value-type="date">
            <text:p>10.06.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 table:formula="of:=LOWER(CONCATENATE(MID([.A115]; 1; 1); MID([.B115]; 1; 1); MID(TEXT([.C115]; &quot;DD.MM.YY&quot;); 7; 2)))" office:value-type="string" office:string-value="mj57" calcext:value-type="string">
            <text:p>mj57</text:p>
          </table:table-cell>
          <table:table-cell table:formula="of:=CONCATENATE([.B115]; &quot; &quot;; [.A115]; &quot; &quot;; TEXT([.C115]; &quot;DD-MM-YY&quot;); &quot; &quot;; [.F115];)" office:value-type="string" office:string-value="Janusz Mazurowski 10-06-57 mj57" calcext:value-type="string">
            <text:p>Janusz Mazurowski 10-06-57 mj57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date" office:date-value="1965-05-11" calcext:value-type="date">
            <text:p>11.05.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LOWER(CONCATENATE(MID([.A116]; 1; 1); MID([.B116]; 1; 1); MID(TEXT([.C116]; &quot;DD.MM.YY&quot;); 7; 2)))" office:value-type="string" office:string-value="bk65" calcext:value-type="string">
            <text:p>bk65</text:p>
          </table:table-cell>
          <table:table-cell table:formula="of:=CONCATENATE([.B116]; &quot; &quot;; [.A116]; &quot; &quot;; TEXT([.C116]; &quot;DD-MM-YY&quot;); &quot; &quot;; [.F116];)" office:value-type="string" office:string-value="Karol Bodek 11-05-65 bk65" calcext:value-type="string">
            <text:p>Karol Bodek 11-05-65 bk65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date" office:date-value="1967-09-02" calcext:value-type="date">
            <text:p>02.09.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 table:formula="of:=LOWER(CONCATENATE(MID([.A117]; 1; 1); MID([.B117]; 1; 1); MID(TEXT([.C117]; &quot;DD.MM.YY&quot;); 7; 2)))" office:value-type="string" office:string-value="im67" calcext:value-type="string">
            <text:p>im67</text:p>
          </table:table-cell>
          <table:table-cell table:formula="of:=CONCATENATE([.B117]; &quot; &quot;; [.A117]; &quot; &quot;; TEXT([.C117]; &quot;DD-MM-YY&quot;); &quot; &quot;; [.F117];)" office:value-type="string" office:string-value="Michal Inglot 02-09-67 im67" calcext:value-type="string">
            <text:p>Michal Inglot 02-09-67 im67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date" office:date-value="1963-01-12" calcext:value-type="date">
            <text:p>12.01.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 table:formula="of:=LOWER(CONCATENATE(MID([.A118]; 1; 1); MID([.B118]; 1; 1); MID(TEXT([.C118]; &quot;DD.MM.YY&quot;); 7; 2)))" office:value-type="string" office:string-value="ms63" calcext:value-type="string">
            <text:p>ms63</text:p>
          </table:table-cell>
          <table:table-cell table:formula="of:=CONCATENATE([.B118]; &quot; &quot;; [.A118]; &quot; &quot;; TEXT([.C118]; &quot;DD-MM-YY&quot;); &quot; &quot;; [.F118];)" office:value-type="string" office:string-value="Stanislaw Magierowicz 12-01-63 ms63" calcext:value-type="string">
            <text:p>Stanislaw Magierowicz 12-01-63 ms63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date" office:date-value="1962-08-11" calcext:value-type="date">
            <text:p>11.08.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 table:formula="of:=LOWER(CONCATENATE(MID([.A119]; 1; 1); MID([.B119]; 1; 1); MID(TEXT([.C119]; &quot;DD.MM.YY&quot;); 7; 2)))" office:value-type="string" office:string-value="ms62" calcext:value-type="string">
            <text:p>ms62</text:p>
          </table:table-cell>
          <table:table-cell table:formula="of:=CONCATENATE([.B119]; &quot; &quot;; [.A119]; &quot; &quot;; TEXT([.C119]; &quot;DD-MM-YY&quot;); &quot; &quot;; [.F119];)" office:value-type="string" office:string-value="Stanislaw Myslicki 11-08-62 ms62" calcext:value-type="string">
            <text:p>Stanislaw Myslicki 11-08-62 ms62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date" office:date-value="1964-04-30" calcext:value-type="date">
            <text:p>30.04.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LOWER(CONCATENATE(MID([.A120]; 1; 1); MID([.B120]; 1; 1); MID(TEXT([.C120]; &quot;DD.MM.YY&quot;); 7; 2)))" office:value-type="string" office:string-value="rs64" calcext:value-type="string">
            <text:p>rs64</text:p>
          </table:table-cell>
          <table:table-cell table:formula="of:=CONCATENATE([.B120]; &quot; &quot;; [.A120]; &quot; &quot;; TEXT([.C120]; &quot;DD-MM-YY&quot;); &quot; &quot;; [.F120];)" office:value-type="string" office:string-value="Stefan Rengifo 30-04-64 rs64" calcext:value-type="string">
            <text:p>Stefan Rengifo 30-04-64 rs64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date" office:date-value="1965-12-25" calcext:value-type="date">
            <text:p>25.12.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 table:formula="of:=LOWER(CONCATENATE(MID([.A121]; 1; 1); MID([.B121]; 1; 1); MID(TEXT([.C121]; &quot;DD.MM.YY&quot;); 7; 2)))" office:value-type="string" office:string-value="sz65" calcext:value-type="string">
            <text:p>sz65</text:p>
          </table:table-cell>
          <table:table-cell table:formula="of:=CONCATENATE([.B121]; &quot; &quot;; [.A121]; &quot; &quot;; TEXT([.C121]; &quot;DD-MM-YY&quot;); &quot; &quot;; [.F121];)" office:value-type="string" office:string-value="Zenon Sasim 25-12-65 sz65" calcext:value-type="string">
            <text:p>Zenon Sasim 25-12-65 sz65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date" office:date-value="1955-11-26" calcext:value-type="date">
            <text:p>26.11.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LOWER(CONCATENATE(MID([.A122]; 1; 1); MID([.B122]; 1; 1); MID(TEXT([.C122]; &quot;DD.MM.YY&quot;); 7; 2)))" office:value-type="string" office:string-value="sm55" calcext:value-type="string">
            <text:p>sm55</text:p>
          </table:table-cell>
          <table:table-cell table:formula="of:=CONCATENATE([.B122]; &quot; &quot;; [.A122]; &quot; &quot;; TEXT([.C122]; &quot;DD-MM-YY&quot;); &quot; &quot;; [.F122];)" office:value-type="string" office:string-value="Marzena Stopyra 26-11-55 sm55" calcext:value-type="string">
            <text:p>Marzena Stopyra 26-11-55 sm55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date" office:date-value="1959-03-27" calcext:value-type="date">
            <text:p>27.03.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 table:formula="of:=LOWER(CONCATENATE(MID([.A123]; 1; 1); MID([.B123]; 1; 1); MID(TEXT([.C123]; &quot;DD.MM.YY&quot;); 7; 2)))" office:value-type="string" office:string-value="gk59" calcext:value-type="string">
            <text:p>gk59</text:p>
          </table:table-cell>
          <table:table-cell table:formula="of:=CONCATENATE([.B123]; &quot; &quot;; [.A123]; &quot; &quot;; TEXT([.C123]; &quot;DD-MM-YY&quot;); &quot; &quot;; [.F123];)" office:value-type="string" office:string-value="Karol Golanczyk 27-03-59 gk59" calcext:value-type="string">
            <text:p>Karol Golanczyk 27-03-59 gk59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date" office:date-value="1965-12-28" calcext:value-type="date">
            <text:p>28.12.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 table:formula="of:=LOWER(CONCATENATE(MID([.A124]; 1; 1); MID([.B124]; 1; 1); MID(TEXT([.C124]; &quot;DD.MM.YY&quot;); 7; 2)))" office:value-type="string" office:string-value="lk65" calcext:value-type="string">
            <text:p>lk65</text:p>
          </table:table-cell>
          <table:table-cell table:formula="of:=CONCATENATE([.B124]; &quot; &quot;; [.A124]; &quot; &quot;; TEXT([.C124]; &quot;DD-MM-YY&quot;); &quot; &quot;; [.F124];)" office:value-type="string" office:string-value="Kamil Ludziejewsk 28-12-65 lk65" calcext:value-type="string">
            <text:p>Kamil Ludziejewsk 28-12-65 lk65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date" office:date-value="1963-02-26" calcext:value-type="date">
            <text:p>26.02.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 table:formula="of:=LOWER(CONCATENATE(MID([.A125]; 1; 1); MID([.B125]; 1; 1); MID(TEXT([.C125]; &quot;DD.MM.YY&quot;); 7; 2)))" office:value-type="string" office:string-value="ik63" calcext:value-type="string">
            <text:p>ik63</text:p>
          </table:table-cell>
          <table:table-cell table:formula="of:=CONCATENATE([.B125]; &quot; &quot;; [.A125]; &quot; &quot;; TEXT([.C125]; &quot;DD-MM-YY&quot;); &quot; &quot;; [.F125];)" office:value-type="string" office:string-value="Katarzyna Iwaszko 26-02-63 ik63" calcext:value-type="string">
            <text:p>Katarzyna Iwaszko 26-02-63 ik63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date" office:date-value="1960-10-30" calcext:value-type="date">
            <text:p>30.10.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 table:formula="of:=LOWER(CONCATENATE(MID([.A126]; 1; 1); MID([.B126]; 1; 1); MID(TEXT([.C126]; &quot;DD.MM.YY&quot;); 7; 2)))" office:value-type="string" office:string-value="mm60" calcext:value-type="string">
            <text:p>mm60</text:p>
          </table:table-cell>
          <table:table-cell table:formula="of:=CONCATENATE([.B126]; &quot; &quot;; [.A126]; &quot; &quot;; TEXT([.C126]; &quot;DD-MM-YY&quot;); &quot; &quot;; [.F126];)" office:value-type="string" office:string-value="Michal Muraszkowsk 30-10-60 mm60" calcext:value-type="string">
            <text:p>Michal Muraszkowsk 30-10-60 mm60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date" office:date-value="1970-05-10" calcext:value-type="date">
            <text:p>10.05.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LOWER(CONCATENATE(MID([.A127]; 1; 1); MID([.B127]; 1; 1); MID(TEXT([.C127]; &quot;DD.MM.YY&quot;); 7; 2)))" office:value-type="string" office:string-value="gk70" calcext:value-type="string">
            <text:p>gk70</text:p>
          </table:table-cell>
          <table:table-cell table:formula="of:=CONCATENATE([.B127]; &quot; &quot;; [.A127]; &quot; &quot;; TEXT([.C127]; &quot;DD-MM-YY&quot;); &quot; &quot;; [.F127];)" office:value-type="string" office:string-value="Kazimierz Grzegorczyk 10-05-70 gk70" calcext:value-type="string">
            <text:p>Kazimierz Grzegorczyk 10-05-70 gk70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date" office:date-value="1963-07-20" calcext:value-type="date">
            <text:p>20.07.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LOWER(CONCATENATE(MID([.A128]; 1; 1); MID([.B128]; 1; 1); MID(TEXT([.C128]; &quot;DD.MM.YY&quot;); 7; 2)))" office:value-type="string" office:string-value="km63" calcext:value-type="string">
            <text:p>km63</text:p>
          </table:table-cell>
          <table:table-cell table:formula="of:=CONCATENATE([.B128]; &quot; &quot;; [.A128]; &quot; &quot;; TEXT([.C128]; &quot;DD-MM-YY&quot;); &quot; &quot;; [.F128];)" office:value-type="string" office:string-value="Monika Kurylek 20-07-63 km63" calcext:value-type="string">
            <text:p>Monika Kurylek 20-07-63 km63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date" office:date-value="1957-06-10" calcext:value-type="date">
            <text:p>10.06.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LOWER(CONCATENATE(MID([.A129]; 1; 1); MID([.B129]; 1; 1); MID(TEXT([.C129]; &quot;DD.MM.YY&quot;); 7; 2)))" office:value-type="string" office:string-value="ak57" calcext:value-type="string">
            <text:p>ak57</text:p>
          </table:table-cell>
          <table:table-cell table:formula="of:=CONCATENATE([.B129]; &quot; &quot;; [.A129]; &quot; &quot;; TEXT([.C129]; &quot;DD-MM-YY&quot;); &quot; &quot;; [.F129];)" office:value-type="string" office:string-value="Karolina Abak 10-06-57 ak57" calcext:value-type="string">
            <text:p>Karolina Abak 10-06-57 ak57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date" office:date-value="1967-05-13" calcext:value-type="date">
            <text:p>13.05.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 table:formula="of:=LOWER(CONCATENATE(MID([.A130]; 1; 1); MID([.B130]; 1; 1); MID(TEXT([.C130]; &quot;DD.MM.YY&quot;); 7; 2)))" office:value-type="string" office:string-value="sa67" calcext:value-type="string">
            <text:p>sa67</text:p>
          </table:table-cell>
          <table:table-cell table:formula="of:=CONCATENATE([.B130]; &quot; &quot;; [.A130]; &quot; &quot;; TEXT([.C130]; &quot;DD-MM-YY&quot;); &quot; &quot;; [.F130];)" office:value-type="string" office:string-value="Adam Susel 13-05-67 sa67" calcext:value-type="string">
            <text:p>Adam Susel 13-05-67 sa67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date" office:date-value="1970-01-01" calcext:value-type="date">
            <text:p>01.01.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LOWER(CONCATENATE(MID([.A131]; 1; 1); MID([.B131]; 1; 1); MID(TEXT([.C131]; &quot;DD.MM.YY&quot;); 7; 2)))" office:value-type="string" office:string-value="bs70" calcext:value-type="string">
            <text:p>bs70</text:p>
          </table:table-cell>
          <table:table-cell table:formula="of:=CONCATENATE([.B131]; &quot; &quot;; [.A131]; &quot; &quot;; TEXT([.C131]; &quot;DD-MM-YY&quot;); &quot; &quot;; [.F131];)" office:value-type="string" office:string-value="Stefan Bosman 01-01-70 bs70" calcext:value-type="string">
            <text:p>Stefan Bosman 01-01-70 bs7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date" office:date-value="1966-03-26" calcext:value-type="date">
            <text:p>26.03.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 table:formula="of:=LOWER(CONCATENATE(MID([.A132]; 1; 1); MID([.B132]; 1; 1); MID(TEXT([.C132]; &quot;DD.MM.YY&quot;); 7; 2)))" office:value-type="string" office:string-value="bs66" calcext:value-type="string">
            <text:p>bs66</text:p>
          </table:table-cell>
          <table:table-cell table:formula="of:=CONCATENATE([.B132]; &quot; &quot;; [.A132]; &quot; &quot;; TEXT([.C132]; &quot;DD-MM-YY&quot;); &quot; &quot;; [.F132];)" office:value-type="string" office:string-value="Stanislaw Boss 26-03-66 bs66" calcext:value-type="string">
            <text:p>Stanislaw Boss 26-03-66 bs66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date" office:date-value="1968-02-27" calcext:value-type="date">
            <text:p>27.02.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LOWER(CONCATENATE(MID([.A133]; 1; 1); MID([.B133]; 1; 1); MID(TEXT([.C133]; &quot;DD.MM.YY&quot;); 7; 2)))" office:value-type="string" office:string-value="kj68" calcext:value-type="string">
            <text:p>kj68</text:p>
          </table:table-cell>
          <table:table-cell table:formula="of:=CONCATENATE([.B133]; &quot; &quot;; [.A133]; &quot; &quot;; TEXT([.C133]; &quot;DD-MM-YY&quot;); &quot; &quot;; [.F133];)" office:value-type="string" office:string-value="Jan Kildare 27-02-68 kj68" calcext:value-type="string">
            <text:p>Jan Kildare 27-02-68 kj68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date" office:date-value="1966-11-16" calcext:value-type="date">
            <text:p>16.11.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 table:formula="of:=LOWER(CONCATENATE(MID([.A134]; 1; 1); MID([.B134]; 1; 1); MID(TEXT([.C134]; &quot;DD.MM.YY&quot;); 7; 2)))" office:value-type="string" office:string-value="gj66" calcext:value-type="string">
            <text:p>gj66</text:p>
          </table:table-cell>
          <table:table-cell table:formula="of:=CONCATENATE([.B134]; &quot; &quot;; [.A134]; &quot; &quot;; TEXT([.C134]; &quot;DD-MM-YY&quot;); &quot; &quot;; [.F134];)" office:value-type="string" office:string-value="Jakub Gigant 16-11-66 gj66" calcext:value-type="string">
            <text:p>Jakub Gigant 16-11-66 gj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.12.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 table:formula="of:=LOWER(CONCATENATE(MID([.A135]; 1; 1); MID([.B135]; 1; 1); MID(TEXT([.C135]; &quot;DD.MM.YY&quot;); 7; 2)))" office:value-type="string" office:string-value="pg63" calcext:value-type="string">
            <text:p>pg63</text:p>
          </table:table-cell>
          <table:table-cell table:formula="of:=CONCATENATE([.B135]; &quot; &quot;; [.A135]; &quot; &quot;; TEXT([.C135]; &quot;DD-MM-YY&quot;); &quot; &quot;; [.F135];)" office:value-type="string" office:string-value="Grzegorz Potocki 22-12-63 pg63" calcext:value-type="string">
            <text:p>Grzegorz Potocki 22-12-63 pg63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date" office:date-value="1968-06-30" calcext:value-type="date">
            <text:p>30.06.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 table:formula="of:=LOWER(CONCATENATE(MID([.A136]; 1; 1); MID([.B136]; 1; 1); MID(TEXT([.C136]; &quot;DD.MM.YY&quot;); 7; 2)))" office:value-type="string" office:string-value="hg68" calcext:value-type="string">
            <text:p>hg68</text:p>
          </table:table-cell>
          <table:table-cell table:formula="of:=CONCATENATE([.B136]; &quot; &quot;; [.A136]; &quot; &quot;; TEXT([.C136]; &quot;DD-MM-YY&quot;); &quot; &quot;; [.F136];)" office:value-type="string" office:string-value="Grzegorz Holmes 30-06-68 hg68" calcext:value-type="string">
            <text:p>Grzegorz Holmes 30-06-68 hg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date" office:date-value="1966-08-10" calcext:value-type="date">
            <text:p>10.08.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CONCATENATE(MID([.A137]; 1; 1); MID([.B137]; 1; 1); MID(TEXT([.C137]; &quot;DD.MM.YY&quot;); 7; 2)))" office:value-type="string" office:string-value="kd66" calcext:value-type="string">
            <text:p>kd66</text:p>
          </table:table-cell>
          <table:table-cell table:formula="of:=CONCATENATE([.B137]; &quot; &quot;; [.A137]; &quot; &quot;; TEXT([.C137]; &quot;DD-MM-YY&quot;); &quot; &quot;; [.F137];)" office:value-type="string" office:string-value="Dariusz Kmicic 10-08-66 kd66" calcext:value-type="string">
            <text:p>Dariusz Kmicic 10-08-66 kd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date" office:date-value="1968-01-22" calcext:value-type="date">
            <text:p>22.01.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 table:formula="of:=LOWER(CONCATENATE(MID([.A138]; 1; 1); MID([.B138]; 1; 1); MID(TEXT([.C138]; &quot;DD.MM.YY&quot;); 7; 2)))" office:value-type="string" office:string-value="rb68" calcext:value-type="string">
            <text:p>rb68</text:p>
          </table:table-cell>
          <table:table-cell table:formula="of:=CONCATENATE([.B138]; &quot; &quot;; [.A138]; &quot; &quot;; TEXT([.C138]; &quot;DD-MM-YY&quot;); &quot; &quot;; [.F138];)" office:value-type="string" office:string-value="Bohdan Rozny 22-01-68 rb68" calcext:value-type="string">
            <text:p>Bohdan Rozny 22-01-68 rb68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date" office:date-value="1966-06-07" calcext:value-type="date">
            <text:p>07.06.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LOWER(CONCATENATE(MID([.A139]; 1; 1); MID([.B139]; 1; 1); MID(TEXT([.C139]; &quot;DD.MM.YY&quot;); 7; 2)))" office:value-type="string" office:string-value="ib66" calcext:value-type="string">
            <text:p>ib66</text:p>
          </table:table-cell>
          <table:table-cell table:formula="of:=CONCATENATE([.B139]; &quot; &quot;; [.A139]; &quot; &quot;; TEXT([.C139]; &quot;DD-MM-YY&quot;); &quot; &quot;; [.F139];)" office:value-type="string" office:string-value="Bogdan Inny 07-06-66 ib66" calcext:value-type="string">
            <text:p>Bogdan Inny 07-06-66 ib66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date" office:date-value="1973-03-01" calcext:value-type="date">
            <text:p>01.03.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 table:formula="of:=LOWER(CONCATENATE(MID([.A140]; 1; 1); MID([.B140]; 1; 1); MID(TEXT([.C140]; &quot;DD.MM.YY&quot;); 7; 2)))" office:value-type="string" office:string-value="ab73" calcext:value-type="string">
            <text:p>ab73</text:p>
          </table:table-cell>
          <table:table-cell table:formula="of:=CONCATENATE([.B140]; &quot; &quot;; [.A140]; &quot; &quot;; TEXT([.C140]; &quot;DD-MM-YY&quot;); &quot; &quot;; [.F140];)" office:value-type="string" office:string-value="Barbara Adaszynska 01-03-73 ab73" calcext:value-type="string">
            <text:p>Barbara Adaszynska 01-03-73 ab73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date" office:date-value="1975-02-11" calcext:value-type="date">
            <text:p>11.02.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 table:formula="of:=LOWER(CONCATENATE(MID([.A141]; 1; 1); MID([.B141]; 1; 1); MID(TEXT([.C141]; &quot;DD.MM.YY&quot;); 7; 2)))" office:value-type="string" office:string-value="cs75" calcext:value-type="string">
            <text:p>cs75</text:p>
          </table:table-cell>
          <table:table-cell table:formula="of:=CONCATENATE([.B141]; &quot; &quot;; [.A141]; &quot; &quot;; TEXT([.C141]; &quot;DD-MM-YY&quot;); &quot; &quot;; [.F141];)" office:value-type="string" office:string-value="Sebastian Cebula 11-02-75 cs75" calcext:value-type="string">
            <text:p>Sebastian Cebula 11-02-75 cs75</text:p>
          </table:table-cell>
        </table:table-row>
        <table:table-row table:style-name="ro1" table:number-rows-repeated="10484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2" office:value-type="string" calcext:value-type="string">
            <text:p>Data urodzenia</text:p>
          </table:table-cell>
          <table:table-cell table:style-name="ce1" office:value-type="string" calcext:value-type="string">
            <text:p>Miejsce urodzenia</text:p>
          </table:table-cell>
          <table:table-cell table:style-name="ce1" office:value-type="string" calcext:value-type="string">
            <text:p>Stanowisko</text:p>
          </table:table-cell>
          <table:table-cell table:style-name="ce1" office:value-type="string" calcext:value-type="string">
            <text:p>Zestawienie</text:p>
          </table:table-cell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date" office:date-value="1965-02-02" calcext:value-type="date">
            <text:p>2 lutego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 table:formula="of:=CONCATENATE([.B2]; &quot; &quot;; [.A2])" office:value-type="string" office:string-value="Jan Aanusz" calcext:value-type="string">
            <text:p>Jan Aanusz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CONCATENATE([.B3]; &quot; &quot;; [.A3])" office:value-type="string" office:string-value="Karolina Abak" calcext:value-type="string">
            <text:p>Karolina Abak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date" office:date-value="1973-03-01" calcext:value-type="date">
            <text:p>1 marca 19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 table:formula="of:=CONCATENATE([.B4]; &quot; &quot;; [.A4])" office:value-type="string" office:string-value="Barbara Adaszynska" calcext:value-type="string">
            <text:p>Barbara Adaszynsk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date" office:date-value="1964-08-22" calcext:value-type="date">
            <text:p>22 sierp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 table:formula="of:=CONCATENATE([.B5]; &quot; &quot;; [.A5])" office:value-type="string" office:string-value="Anna Anusz" calcext:value-type="string">
            <text:p>Anna Anusz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date" office:date-value="1965-02-02" calcext:value-type="date">
            <text:p>2 lutego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CONCATENATE([.B6]; &quot; &quot;; [.A6])" office:value-type="string" office:string-value="Stanislaw Anusz" calcext:value-type="string">
            <text:p>Stanislaw Anusz</text:p>
          </table:table-cell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date" office:date-value="1966-04-07" calcext:value-type="date">
            <text:p>7 kwietnia 1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 table:formula="of:=CONCATENATE([.B7]; &quot; &quot;; [.A7])" office:value-type="string" office:string-value="Anna Babiarz" calcext:value-type="string">
            <text:p>Anna Babiarz</text:p>
          </table:table-cell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date" office:date-value="1960-04-25" calcext:value-type="date">
            <text:p>25 kwietnia 19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CONCATENATE([.B8]; &quot; &quot;; [.A8])" office:value-type="string" office:string-value="Michal Baran" calcext:value-type="string">
            <text:p>Michal Baran</text:p>
          </table:table-cell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date" office:date-value="1962-01-05" calcext:value-type="date">
            <text:p>5 stycznia 19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 table:formula="of:=CONCATENATE([.B9]; &quot; &quot;; [.A9])" office:value-type="string" office:string-value="Janusz Bastek" calcext:value-type="string">
            <text:p>Janusz Bastek</text:p>
          </table:table-cell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date" office:date-value="1965-05-11" calcext:value-type="date">
            <text:p>11 maja 19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CONCATENATE([.B10]; &quot; &quot;; [.A10])" office:value-type="string" office:string-value="Karol Bodek" calcext:value-type="string">
            <text:p>Karol Bodek</text:p>
          </table:table-cell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date" office:date-value="1962-11-18" calcext:value-type="date">
            <text:p>18 listopada 19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CONCATENATE([.B11]; &quot; &quot;; [.A11])" office:value-type="string" office:string-value="Karol Boran" calcext:value-type="string">
            <text:p>Karol Boran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date" office:date-value="1970-12-10" calcext:value-type="date">
            <text:p>10 grudni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 table:formula="of:=CONCATENATE([.B12]; &quot; &quot;; [.A12])" office:value-type="string" office:string-value="Michal Borowik" calcext:value-type="string">
            <text:p>Michal Borowik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date" office:date-value="1970-12-10" calcext:value-type="date">
            <text:p>10 grudni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 table:formula="of:=CONCATENATE([.B13]; &quot; &quot;; [.A13])" office:value-type="string" office:string-value="Zenon Borowik" calcext:value-type="string">
            <text:p>Zenon Borowik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date" office:date-value="1964-12-21" calcext:value-type="date">
            <text:p>21 grudnia 19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 table:formula="of:=CONCATENATE([.B14]; &quot; &quot;; [.A14])" office:value-type="string" office:string-value="Michal Boruta" calcext:value-type="string">
            <text:p>Michal Boruta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date" office:date-value="1965-12-25" calcext:value-type="date">
            <text:p>25 grudnia 19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CONCATENATE([.B15]; &quot; &quot;; [.A15])" office:value-type="string" office:string-value="Tomek Boruta" calcext:value-type="string">
            <text:p>Tomek Borut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date" office:date-value="1970-01-01" calcext:value-type="date">
            <text:p>1 stycznia 19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CONCATENATE([.B16]; &quot; &quot;; [.A16])" office:value-type="string" office:string-value="Bogdan Bosman" calcext:value-type="string">
            <text:p>Bogdan Bosma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7-05-04" calcext:value-type="date">
            <text:p>4 maja 19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CONCATENATE([.B17]; &quot; &quot;; [.A17])" office:value-type="string" office:string-value="Jan Bosman" calcext:value-type="string">
            <text:p>Jan Bosma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date" office:date-value="1969-09-18" calcext:value-type="date">
            <text:p>18 września 19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CONCATENATE([.B18]; &quot; &quot;; [.A18])" office:value-type="string" office:string-value="Stanislaw Bosman" calcext:value-type="string">
            <text:p>Stanislaw Bosma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date" office:date-value="1970-09-29" calcext:value-type="date">
            <text:p>29 września 19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CONCATENATE([.B19]; &quot; &quot;; [.A19])" office:value-type="string" office:string-value="Karol Bosman" calcext:value-type="string">
            <text:p>Karol Bosma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 table:formula="of:=CONCATENATE([.B20]; &quot; &quot;; [.A20])" office:value-type="string" office:string-value="Jan Bosman" calcext:value-type="string">
            <text:p>Jan Bosman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date" office:date-value="1970-01-01" calcext:value-type="date">
            <text:p>1 stycznia 19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CONCATENATE([.B21]; &quot; &quot;; [.A21])" office:value-type="string" office:string-value="Stefan Bosman" calcext:value-type="string">
            <text:p>Stefan Bosman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6-03-26" calcext:value-type="date">
            <text:p>26 marca 19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NCATENATE([.B22]; &quot; &quot;; [.A22])" office:value-type="string" office:string-value="Bohdan Boss" calcext:value-type="string">
            <text:p>Bohdan Boss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date" office:date-value="1965-04-25" calcext:value-type="date">
            <text:p>25 kwietnia 19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 table:formula="of:=CONCATENATE([.B23]; &quot; &quot;; [.A23])" office:value-type="string" office:string-value="Anna Boss" calcext:value-type="string">
            <text:p>Anna Boss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date" office:date-value="1965-04-11" calcext:value-type="date">
            <text:p>11 kwietnia 19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 table:formula="of:=CONCATENATE([.B24]; &quot; &quot;; [.A24])" office:value-type="string" office:string-value="Bohdan Boss" calcext:value-type="string">
            <text:p>Bohdan Boss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date" office:date-value="1966-03-26" calcext:value-type="date">
            <text:p>26 marca 19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 table:formula="of:=CONCATENATE([.B25]; &quot; &quot;; [.A25])" office:value-type="string" office:string-value="Stanislaw Boss" calcext:value-type="string">
            <text:p>Stanislaw Boss</text:p>
          </table:table-cell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date" office:date-value="1965-05-14" calcext:value-type="date">
            <text:p>14 maja 19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CONCATENATE([.B26]; &quot; &quot;; [.A26])" office:value-type="string" office:string-value="Stanislaw Busz" calcext:value-type="string">
            <text:p>Stanislaw Busz</text:p>
          </table:table-cell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date" office:date-value="1975-02-11" calcext:value-type="date">
            <text:p>11 lutego 19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 table:formula="of:=CONCATENATE([.B27]; &quot; &quot;; [.A27])" office:value-type="string" office:string-value="Sebastian Cebula" calcext:value-type="string">
            <text:p>Sebastian Cebula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date" office:date-value="1968-11-14" calcext:value-type="date">
            <text:p>14 listopad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NCATENATE([.B28]; &quot; &quot;; [.A28])" office:value-type="string" office:string-value="Marek Chinski" calcext:value-type="string">
            <text:p>Marek Chinski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date" office:date-value="1969-05-04" calcext:value-type="date">
            <text:p>4 maja 19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NCATENATE([.B29]; &quot; &quot;; [.A29])" office:value-type="string" office:string-value="Bohdan Chinski" calcext:value-type="string">
            <text:p>Bohdan Chinski</text:p>
          </table:table-cell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date" office:date-value="1969-05-14" calcext:value-type="date">
            <text:p>14 maja 19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NCATENATE([.B30]; &quot; &quot;; [.A30])" office:value-type="string" office:string-value="Jan Chrust" calcext:value-type="string">
            <text:p>Jan Chrust</text:p>
          </table:table-cell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date" office:date-value="1967-12-03" calcext:value-type="date">
            <text:p>3 grudnia 19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CONCATENATE([.B31]; &quot; &quot;; [.A31])" office:value-type="string" office:string-value="Zenon Gagatek" calcext:value-type="string">
            <text:p>Zenon Gagatek</text:p>
          </table:table-cell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date" office:date-value="1967-11-03" calcext:value-type="date">
            <text:p>3 listopada 19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 table:formula="of:=CONCATENATE([.B32]; &quot; &quot;; [.A32])" office:value-type="string" office:string-value="Stefan Gagatek" calcext:value-type="string">
            <text:p>Stefan Gagatek</text:p>
          </table:table-cell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date" office:date-value="1961-02-03" calcext:value-type="date">
            <text:p>3 lutego 19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 table:formula="of:=CONCATENATE([.B33]; &quot; &quot;; [.A33])" office:value-type="string" office:string-value="Katarzyna Galazka" calcext:value-type="string">
            <text:p>Katarzyna Galazka</text:p>
          </table:table-cell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date" office:date-value="1967-09-18" calcext:value-type="date">
            <text:p>18 września 19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 table:formula="of:=CONCATENATE([.B34]; &quot; &quot;; [.A34])" office:value-type="string" office:string-value="Jan Gatek" calcext:value-type="string">
            <text:p>Jan Gate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date" office:date-value="1967-05-18" calcext:value-type="date">
            <text:p>18 maja 19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 table:formula="of:=CONCATENATE([.B35]; &quot; &quot;; [.A35])" office:value-type="string" office:string-value="Karol Gates" calcext:value-type="string">
            <text:p>Karol Gate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70-07-03" calcext:value-type="date">
            <text:p>3 lipca 19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 table:formula="of:=CONCATENATE([.B36]; &quot; &quot;; [.A36])" office:value-type="string" office:string-value="Anna Gates" calcext:value-type="string">
            <text:p>Anna Gate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date" office:date-value="1965-11-18" calcext:value-type="date">
            <text:p>18 listopada 19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 table:formula="of:=CONCATENATE([.B37]; &quot; &quot;; [.A37])" office:value-type="string" office:string-value="Stefan Gates" calcext:value-type="string">
            <text:p>Stefan Gate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date" office:date-value="1968-01-05" calcext:value-type="date">
            <text:p>5 stycznia 19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CONCATENATE([.B38]; &quot; &quot;; [.A38])" office:value-type="string" office:string-value="Stanislaw Gates" calcext:value-type="string">
            <text:p>Stanislaw Gates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date" office:date-value="1967-07-02" calcext:value-type="date">
            <text:p>2 lipca 19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CONCATENATE([.B39]; &quot; &quot;; [.A39])" office:value-type="string" office:string-value="Anna Gates" calcext:value-type="string">
            <text:p>Anna Gate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date" office:date-value="1970-09-29" calcext:value-type="date">
            <text:p>29 września 19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 table:formula="of:=CONCATENATE([.B40]; &quot; &quot;; [.A40])" office:value-type="string" office:string-value="Grzegorz Gates" calcext:value-type="string">
            <text:p>Grzegorz Gates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6-11-16" calcext:value-type="date">
            <text:p>16 listopada 19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CONCATENATE([.B41]; &quot; &quot;; [.A41])" office:value-type="string" office:string-value="Grzegorz Gigant" calcext:value-type="string">
            <text:p>Grzegorz Gigant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68-02-25" calcext:value-type="date">
            <text:p>25 lutego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 table:formula="of:=CONCATENATE([.B42]; &quot; &quot;; [.A42])" office:value-type="string" office:string-value="Grzegorz Gigant" calcext:value-type="string">
            <text:p>Grzegorz Gigant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 table:formula="of:=CONCATENATE([.B43]; &quot; &quot;; [.A43])" office:value-type="string" office:string-value="Grzegorz Gigant" calcext:value-type="string">
            <text:p>Grzegorz Gigant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date" office:date-value="1968-02-25" calcext:value-type="date">
            <text:p>25 lutego 19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CONCATENATE([.B44]; &quot; &quot;; [.A44])" office:value-type="string" office:string-value="Bohdan Gigant" calcext:value-type="string">
            <text:p>Bohdan Gigant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date" office:date-value="1966-11-16" calcext:value-type="date">
            <text:p>16 listopad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 table:formula="of:=CONCATENATE([.B45]; &quot; &quot;; [.A45])" office:value-type="string" office:string-value="Jakub Gigant" calcext:value-type="string">
            <text:p>Jakub Gigant</text:p>
          </table:table-cell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date" office:date-value="1959-03-27" calcext:value-type="date">
            <text:p>27 marca 19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 table:formula="of:=CONCATENATE([.B46]; &quot; &quot;; [.A46])" office:value-type="string" office:string-value="Karol Golanczyk" calcext:value-type="string">
            <text:p>Karol Golanczyk</text:p>
          </table:table-cell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CONCATENATE([.B47]; &quot; &quot;; [.A47])" office:value-type="string" office:string-value="Kazimierz Grzegorczyk" calcext:value-type="string">
            <text:p>Kazimierz Grzegorczyk</text:p>
          </table:table-cell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date" office:date-value="1966-01-01" calcext:value-type="date">
            <text:p>1 stycznia 19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 table:formula="of:=CONCATENATE([.B48]; &quot; &quot;; [.A48])" office:value-type="string" office:string-value="Szymon Grzeskowia" calcext:value-type="string">
            <text:p>Szymon Grzeskowia</text:p>
          </table:table-cell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date" office:date-value="1969-05-14" calcext:value-type="date">
            <text:p>14 maja 19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CONCATENATE([.B49]; &quot; &quot;; [.A49])" office:value-type="string" office:string-value="Szymon Grzeskowiak" calcext:value-type="string">
            <text:p>Szymon Grzeskowiak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date" office:date-value="1968-06-30" calcext:value-type="date">
            <text:p>30 czerwca 19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 table:formula="of:=CONCATENATE([.B50]; &quot; &quot;; [.A50])" office:value-type="string" office:string-value="Jakub Holmes" calcext:value-type="string">
            <text:p>Jakub Holmes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date" office:date-value="1970-12-25" calcext:value-type="date">
            <text:p>25 grudnia 19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CONCATENATE([.B51]; &quot; &quot;; [.A51])" office:value-type="string" office:string-value="Adam Holmes" calcext:value-type="string">
            <text:p>Adam Holmes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date" office:date-value="1970-12-25" calcext:value-type="date">
            <text:p>25 grudnia 19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 table:formula="of:=CONCATENATE([.B52]; &quot; &quot;; [.A52])" office:value-type="string" office:string-value="Barbara Holmes" calcext:value-type="string">
            <text:p>Barbara Holmes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date" office:date-value="1968-06-30" calcext:value-type="date">
            <text:p>30 czerwca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 table:formula="of:=CONCATENATE([.B53]; &quot; &quot;; [.A53])" office:value-type="string" office:string-value="Grzegorz Holmes" calcext:value-type="string">
            <text:p>Grzegorz Holmes</text:p>
          </table:table-cell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date" office:date-value="1962-03-22" calcext:value-type="date">
            <text:p>22 marca 19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 table:formula="of:=CONCATENATE([.B54]; &quot; &quot;; [.A54])" office:value-type="string" office:string-value="Karol Hubicki" calcext:value-type="string">
            <text:p>Karol Hubicki</text:p>
          </table:table-cell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date" office:date-value="1967-09-02" calcext:value-type="date">
            <text:p>2 września 19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 table:formula="of:=CONCATENATE([.B55]; &quot; &quot;; [.A55])" office:value-type="string" office:string-value="Michal Inglot" calcext:value-type="string">
            <text:p>Michal Inglot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6-06-07" calcext:value-type="date">
            <text:p>7 czerwc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CONCATENATE([.B56]; &quot; &quot;; [.A56])" office:value-type="string" office:string-value="Stefan Inny" calcext:value-type="string">
            <text:p>Stefan Inny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date" office:date-value="1968-02-28" calcext:value-type="date">
            <text:p>28 lutego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CONCATENATE([.B57]; &quot; &quot;; [.A57])" office:value-type="string" office:string-value="Jan Inny" calcext:value-type="string">
            <text:p>Jan Inny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 table:formula="of:=CONCATENATE([.B58]; &quot; &quot;; [.A58])" office:value-type="string" office:string-value="Stefan Inny" calcext:value-type="string">
            <text:p>Stefan Inny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date" office:date-value="1968-02-28" calcext:value-type="date">
            <text:p>28 lutego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 table:formula="of:=CONCATENATE([.B59]; &quot; &quot;; [.A59])" office:value-type="string" office:string-value="Anna Inny" calcext:value-type="string">
            <text:p>Anna Inny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date" office:date-value="1966-06-07" calcext:value-type="date">
            <text:p>7 czerwca 19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CONCATENATE([.B60]; &quot; &quot;; [.A60])" office:value-type="string" office:string-value="Bogdan Inny" calcext:value-type="string">
            <text:p>Bogdan Inny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 table:formula="of:=CONCATENATE([.B61]; &quot; &quot;; [.A61])" office:value-type="string" office:string-value="Katarzyna Iwaszko" calcext:value-type="string">
            <text:p>Katarzyna Iwaszko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date" office:date-value="1968-01-21" calcext:value-type="date">
            <text:p>21 stycznia 19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CONCATENATE([.B62]; &quot; &quot;; [.A62])" office:value-type="string" office:string-value="Anatol Janasik" calcext:value-type="string">
            <text:p>Anatol Janasik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date" office:date-value="1969-02-24" calcext:value-type="date">
            <text:p>24 lutego 19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CONCATENATE([.B63]; &quot; &quot;; [.A63])" office:value-type="string" office:string-value="Iza Janasik" calcext:value-type="string">
            <text:p>Iza Janasik</text:p>
          </table:table-cell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date" office:date-value="1955-01-27" calcext:value-type="date">
            <text:p>27 stycznia 19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 table:formula="of:=CONCATENATE([.B64]; &quot; &quot;; [.A64])" office:value-type="string" office:string-value="Jan Jarek" calcext:value-type="string">
            <text:p>Jan Jarek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date" office:date-value="1968-03-08" calcext:value-type="date">
            <text:p>8 marca 19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 table:formula="of:=CONCATENATE([.B65]; &quot; &quot;; [.A65])" office:value-type="string" office:string-value="Monika Jasiak" calcext:value-type="string">
            <text:p>Monika Jasiak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date" office:date-value="1968-07-15" calcext:value-type="date">
            <text:p>15 lipc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NCATENATE([.B66]; &quot; &quot;; [.A66])" office:value-type="string" office:string-value="Morus Jasiak" calcext:value-type="string">
            <text:p>Morus Jasiak</text:p>
          </table:table-cell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date" office:date-value="1964-09-11" calcext:value-type="date">
            <text:p>11 wrześ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CONCATENATE([.B67]; &quot; &quot;; [.A67])" office:value-type="string" office:string-value="Ewa Kaczan" calcext:value-type="string">
            <text:p>Ewa Kaczan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 table:formula="of:=CONCATENATE([.B68]; &quot; &quot;; [.A68])" office:value-type="string" office:string-value="Grzegorz Kaminski" calcext:value-type="string">
            <text:p>Grzegorz Kaminski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date" office:date-value="1965-11-21" calcext:value-type="date">
            <text:p>21 listopad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 table:formula="of:=CONCATENATE([.B69]; &quot; &quot;; [.A69])" office:value-type="string" office:string-value="Grzegorz Kaminski" calcext:value-type="string">
            <text:p>Grzegorz Kaminski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date" office:date-value="1959-03-27" calcext:value-type="date">
            <text:p>27 marca 19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 table:formula="of:=CONCATENATE([.B70]; &quot; &quot;; [.A70])" office:value-type="string" office:string-value="Dorota Karpowicz" calcext:value-type="string">
            <text:p>Dorota Karpowicz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date" office:date-value="1955-05-05" calcext:value-type="date">
            <text:p>5 maja 19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 table:formula="of:=CONCATENATE([.B71]; &quot; &quot;; [.A71])" office:value-type="string" office:string-value="Mateusz Karpowicz" calcext:value-type="string">
            <text:p>Mateusz Karpowicz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date" office:date-value="1953-11-09" calcext:value-type="date">
            <text:p>9 listopada 19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CONCATENATE([.B72]; &quot; &quot;; [.A72])" office:value-type="string" office:string-value="Anna Karpowicz" calcext:value-type="string">
            <text:p>Anna Karpowicz</text:p>
          </table:table-cell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date" office:date-value="1970-09-05" calcext:value-type="date">
            <text:p>5 września 19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NCATENATE([.B73]; &quot; &quot;; [.A73])" office:value-type="string" office:string-value="Barbara Kiel" calcext:value-type="string">
            <text:p>Barbara Kiel</text:p>
          </table:table-cell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date" office:date-value="1971-10-05" calcext:value-type="date">
            <text:p>5 października 19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CONCATENATE([.B74]; &quot; &quot;; [.A74])" office:value-type="string" office:string-value="Stanislaw Kiel" calcext:value-type="string">
            <text:p>Stanislaw Kiel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date" office:date-value="1965-12-28" calcext:value-type="date">
            <text:p>28 grudnia 19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 table:formula="of:=CONCATENATE([.B75]; &quot; &quot;; [.A75])" office:value-type="string" office:string-value="Ewa Kilarski" calcext:value-type="string">
            <text:p>Ewa Kilarski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date" office:date-value="1968-07-15" calcext:value-type="date">
            <text:p>15 lipca 19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CONCATENATE([.B76]; &quot; &quot;; [.A76])" office:value-type="string" office:string-value="Barbara Kilarski" calcext:value-type="string">
            <text:p>Barbara Kilarski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date" office:date-value="1968-02-27" calcext:value-type="date">
            <text:p>27 lutego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 table:formula="of:=CONCATENATE([.B77]; &quot; &quot;; [.A77])" office:value-type="string" office:string-value="Dariusz Kildare" calcext:value-type="string">
            <text:p>Dariusz Kildare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date" office:date-value="1968-02-27" calcext:value-type="date">
            <text:p>27 lutego 19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CONCATENATE([.B78]; &quot; &quot;; [.A78])" office:value-type="string" office:string-value="Jan Kildare" calcext:value-type="string">
            <text:p>Jan Kildare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date" office:date-value="1966-08-10" calcext:value-type="date">
            <text:p>10 sierpnia 19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NCATENATE([.B79]; &quot; &quot;; [.A79])" office:value-type="string" office:string-value="Jan Kmicic" calcext:value-type="string">
            <text:p>Jan Kmicic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date" office:date-value="1964-06-13" calcext:value-type="date">
            <text:p>13 czerwca 19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CONCATENATE([.B80]; &quot; &quot;; [.A80])" office:value-type="string" office:string-value="Bogdan Kmicic" calcext:value-type="string">
            <text:p>Bogdan Kmicic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date" office:date-value="1966-08-10" calcext:value-type="date">
            <text:p>10 sierpnia 19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[.B81]; &quot; &quot;; [.A81])" office:value-type="string" office:string-value="Dariusz Kmicic" calcext:value-type="string">
            <text:p>Dariusz Kmicic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date" office:date-value="1970-10-15" calcext:value-type="date">
            <text:p>15 października 19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CONCATENATE([.B82]; &quot; &quot;; [.A82])" office:value-type="string" office:string-value="Anna Kopec" calcext:value-type="string">
            <text:p>Anna Kopec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date" office:date-value="1969-12-02" calcext:value-type="date">
            <text:p>2 grudnia 19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CONCATENATE([.B83]; &quot; &quot;; [.A83])" office:value-type="string" office:string-value="Michal Kowal" calcext:value-type="string">
            <text:p>Michal Kowal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date" office:date-value="1970-01-12" calcext:value-type="date">
            <text:p>12 stycznia 19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 table:formula="of:=CONCATENATE([.B84]; &quot; &quot;; [.A84])" office:value-type="string" office:string-value="Ewa Kowal" calcext:value-type="string">
            <text:p>Ewa Kowal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date" office:date-value="1964-03-10" calcext:value-type="date">
            <text:p>10 marca 19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 table:formula="of:=CONCATENATE([.B85]; &quot; &quot;; [.A85])" office:value-type="string" office:string-value="Anatol Kowalski" calcext:value-type="string">
            <text:p>Anatol Kowalski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date" office:date-value="1963-11-09" calcext:value-type="date">
            <text:p>9 listopada 19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 table:formula="of:=CONCATENATE([.B86]; &quot; &quot;; [.A86])" office:value-type="string" office:string-value="Michal Kowalski" calcext:value-type="string">
            <text:p>Michal Kowalski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date" office:date-value="1963-01-02" calcext:value-type="date">
            <text:p>2 stycznia 19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 table:formula="of:=CONCATENATE([.B87]; &quot; &quot;; [.A87])" office:value-type="string" office:string-value="Marzena Kowalski" calcext:value-type="string">
            <text:p>Marzena Kowalski</text:p>
          </table:table-cell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date" office:date-value="1954-07-21" calcext:value-type="date">
            <text:p>21 lipca 19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 table:formula="of:=CONCATENATE([.B88]; &quot; &quot;; [.A88])" office:value-type="string" office:string-value="Jozef Kulak" calcext:value-type="string">
            <text:p>Jozef Kulak</text:p>
          </table:table-cell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CONCATENATE([.B89]; &quot; &quot;; [.A89])" office:value-type="string" office:string-value="Monika Kurylek" calcext:value-type="string">
            <text:p>Monika Kurylek</text:p>
          </table:table-cell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 table:formula="of:=CONCATENATE([.B90]; &quot; &quot;; [.A90])" office:value-type="string" office:string-value="Henryk Lapa" calcext:value-type="string">
            <text:p>Henryk Lapa</text:p>
          </table:table-cell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date" office:date-value="1964-12-28" calcext:value-type="date">
            <text:p>28 grudnia 19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CONCATENATE([.B91]; &quot; &quot;; [.A91])" office:value-type="string" office:string-value="Julian Lisowski" calcext:value-type="string">
            <text:p>Julian Lisowski</text:p>
          </table:table-cell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date" office:date-value="1965-12-28" calcext:value-type="date">
            <text:p>28 grudnia 19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 table:formula="of:=CONCATENATE([.B92]; &quot; &quot;; [.A92])" office:value-type="string" office:string-value="Kamil Ludziejewsk" calcext:value-type="string">
            <text:p>Kamil Ludziejewsk</text:p>
          </table:table-cell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date" office:date-value="1970-05-10" calcext:value-type="date">
            <text:p>10 maja 19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 table:formula="of:=CONCATENATE([.B93]; &quot; &quot;; [.A93])" office:value-type="string" office:string-value="Helena Lysiak" calcext:value-type="string">
            <text:p>Helena Lysiak</text:p>
          </table:table-cell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date" office:date-value="1963-01-12" calcext:value-type="date">
            <text:p>12 stycznia 19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 table:formula="of:=CONCATENATE([.B94]; &quot; &quot;; [.A94])" office:value-type="string" office:string-value="Stanislaw Magierowicz" calcext:value-type="string">
            <text:p>Stanislaw Magierowicz</text:p>
          </table:table-cell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date" office:date-value="1960-07-09" calcext:value-type="date">
            <text:p>9 lipca 19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CONCATENATE([.B95]; &quot; &quot;; [.A95])" office:value-type="string" office:string-value="Krzysztof Mater" calcext:value-type="string">
            <text:p>Krzysztof Mater</text:p>
          </table:table-cell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 table:formula="of:=CONCATENATE([.B96]; &quot; &quot;; [.A96])" office:value-type="string" office:string-value="Janusz Mazurowski" calcext:value-type="string">
            <text:p>Janusz Mazurowski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date" office:date-value="1963-03-17" calcext:value-type="date">
            <text:p>17 marca 19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CONCATENATE([.B97]; &quot; &quot;; [.A97])" office:value-type="string" office:string-value="Roman Mieta" calcext:value-type="string">
            <text:p>Roman Mieta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04" calcext:value-type="date">
            <text:p>4 maja 19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 table:formula="of:=CONCATENATE([.B98]; &quot; &quot;; [.A98])" office:value-type="string" office:string-value="Karol Mieta" calcext:value-type="string">
            <text:p>Karol Mieta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5-05-16" calcext:value-type="date">
            <text:p>16 maja 19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 table:formula="of:=CONCATENATE([.B99]; &quot; &quot;; [.A99])" office:value-type="string" office:string-value="Karol Mieta" calcext:value-type="string">
            <text:p>Karol Mieta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date" office:date-value="1970-07-05" calcext:value-type="date">
            <text:p>5 lipca 19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 table:formula="of:=CONCATENATE([.B100]; &quot; &quot;; [.A100])" office:value-type="string" office:string-value="Anatol Mieta" calcext:value-type="string">
            <text:p>Anatol Mieta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date" office:date-value="1964-09-11" calcext:value-type="date">
            <text:p>11 września 19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 table:formula="of:=CONCATENATE([.B101]; &quot; &quot;; [.A101])" office:value-type="string" office:string-value="Karol Mieta" calcext:value-type="string">
            <text:p>Karol Mieta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date" office:date-value="1963-02-14" calcext:value-type="date">
            <text:p>14 lutego 19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 table:formula="of:=CONCATENATE([.B102]; &quot; &quot;; [.A102])" office:value-type="string" office:string-value="Ewa Milion" calcext:value-type="string">
            <text:p>Ewa Milion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date" office:date-value="1966-10-02" calcext:value-type="date">
            <text:p>2 października 1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 table:formula="of:=CONCATENATE([.B103]; &quot; &quot;; [.A103])" office:value-type="string" office:string-value="Roman Milion" calcext:value-type="string">
            <text:p>Roman Milion</text:p>
          </table:table-cell>
        </table:table-row>
        <table:table-row table:style-name="ro1" table:visibility="filter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NCATENATE([.B104]; &quot; &quot;; [.A104])" office:value-type="string" office:string-value="Mateusz Miturski" calcext:value-type="string">
            <text:p>Mateusz Miturski</text:p>
          </table:table-cell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date" office:date-value="1960-10-30" calcext:value-type="date">
            <text:p>30 października 19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 table:formula="of:=CONCATENATE([.B105]; &quot; &quot;; [.A105])" office:value-type="string" office:string-value="Michal Muraszkowsk" calcext:value-type="string">
            <text:p>Michal Muraszkowsk</text:p>
          </table:table-cell>
        </table:table-row>
        <table:table-row table:style-name="ro1" table:visibility="filter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date" office:date-value="1967-08-30" calcext:value-type="date">
            <text:p>30 sierpnia 19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 table:formula="of:=CONCATENATE([.B106]; &quot; &quot;; [.A106])" office:value-type="string" office:string-value="Jacek Musial" calcext:value-type="string">
            <text:p>Jacek Musial</text:p>
          </table:table-cell>
        </table:table-row>
        <table:table-row table:style-name="ro1" table:visibility="filter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date" office:date-value="1962-08-11" calcext:value-type="date">
            <text:p>11 sierpnia 19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 table:formula="of:=CONCATENATE([.B107]; &quot; &quot;; [.A107])" office:value-type="string" office:string-value="Stanislaw Myslicki" calcext:value-type="string">
            <text:p>Stanislaw Myslicki</text:p>
          </table:table-cell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date" office:date-value="1963-03-16" calcext:value-type="date">
            <text:p>16 marca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CONCATENATE([.B108]; &quot; &quot;; [.A108])" office:value-type="string" office:string-value="Magdalena Paczka" calcext:value-type="string">
            <text:p>Magdalena Paczk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 grudnia 19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 table:formula="of:=CONCATENATE([.B109]; &quot; &quot;; [.A109])" office:value-type="string" office:string-value="Grzegorz Potocki" calcext:value-type="string">
            <text:p>Grzegorz Potocki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5-09-01" calcext:value-type="date">
            <text:p>1 września 19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 table:formula="of:=CONCATENATE([.B110]; &quot; &quot;; [.A110])" office:value-type="string" office:string-value="Stanislaw Potocki" calcext:value-type="string">
            <text:p>Stanislaw Potocki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date" office:date-value="1965-10-01" calcext:value-type="date">
            <text:p>1 październik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 table:formula="of:=CONCATENATE([.B111]; &quot; &quot;; [.A111])" office:value-type="string" office:string-value="Anna Potocki" calcext:value-type="string">
            <text:p>Anna Potocki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date" office:date-value="1965-01-13" calcext:value-type="date">
            <text:p>13 stycznia 19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CONCATENATE([.B112]; &quot; &quot;; [.A112])" office:value-type="string" office:string-value="Karol Potocki" calcext:value-type="string">
            <text:p>Karol Potocki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date" office:date-value="1963-01-02" calcext:value-type="date">
            <text:p>2 stycznia 19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 table:formula="of:=CONCATENATE([.B113]; &quot; &quot;; [.A113])" office:value-type="string" office:string-value="Stanislaw Potocki" calcext:value-type="string">
            <text:p>Stanislaw Potocki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date" office:date-value="1963-12-22" calcext:value-type="date">
            <text:p>22 grudnia 19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 table:formula="of:=CONCATENATE([.B114]; &quot; &quot;; [.A114])" office:value-type="string" office:string-value="Grzegorz Potocki" calcext:value-type="string">
            <text:p>Grzegorz Potocki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CONCATENATE([.B115]; &quot; &quot;; [.A115])" office:value-type="string" office:string-value="Stefan Rengifo" calcext:value-type="string">
            <text:p>Stefan Rengifo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date" office:date-value="1967-07-02" calcext:value-type="date">
            <text:p>2 lipca 19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 table:formula="of:=CONCATENATE([.B116]; &quot; &quot;; [.A116])" office:value-type="string" office:string-value="Jacek Robak" calcext:value-type="string">
            <text:p>Jacek Roba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date" office:date-value="1965-07-16" calcext:value-type="date">
            <text:p>16 lipca 19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 table:formula="of:=CONCATENATE([.B117]; &quot; &quot;; [.A117])" office:value-type="string" office:string-value="Marta Robak" calcext:value-type="string">
            <text:p>Marta Roba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68-01-22" calcext:value-type="date">
            <text:p>22 stycznia 19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[.B118]; &quot; &quot;; [.A118])" office:value-type="string" office:string-value="Stanislaw Rozny" calcext:value-type="string">
            <text:p>Stanislaw Rozny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date" office:date-value="1965-05-22" calcext:value-type="date">
            <text:p>22 maj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 table:formula="of:=CONCATENATE([.B119]; &quot; &quot;; [.A119])" office:value-type="string" office:string-value="Michal Rozny" calcext:value-type="string">
            <text:p>Michal Rozny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date" office:date-value="1957-06-10" calcext:value-type="date">
            <text:p>10 czerwca 19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 table:formula="of:=CONCATENATE([.B120]; &quot; &quot;; [.A120])" office:value-type="string" office:string-value="Stanislaw Rozny" calcext:value-type="string">
            <text:p>Stanislaw Rozny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date" office:date-value="1968-01-22" calcext:value-type="date">
            <text:p>22 stycznia 19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 table:formula="of:=CONCATENATE([.B121]; &quot; &quot;; [.A121])" office:value-type="string" office:string-value="Bohdan Rozny" calcext:value-type="string">
            <text:p>Bohdan Rozny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date" office:date-value="1965-12-25" calcext:value-type="date">
            <text:p>25 grudnia 19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 table:formula="of:=CONCATENATE([.B122]; &quot; &quot;; [.A122])" office:value-type="string" office:string-value="Zenon Sasim" calcext:value-type="string">
            <text:p>Zenon Sasim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date" office:date-value="1964-09-13" calcext:value-type="date">
            <text:p>13 września 19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 table:formula="of:=CONCATENATE([.B123]; &quot; &quot;; [.A123])" office:value-type="string" office:string-value="Tomek Sawyer" calcext:value-type="string">
            <text:p>Tomek Sawyer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date" office:date-value="1961-03-22" calcext:value-type="date">
            <text:p>22 marca 19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[.B124]; &quot; &quot;; [.A124])" office:value-type="string" office:string-value="Jacek Sawyer" calcext:value-type="string">
            <text:p>Jacek Sawyer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71-01-22" calcext:value-type="date">
            <text:p>22 stycznia 19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 table:formula="of:=CONCATENATE([.B125]; &quot; &quot;; [.A125])" office:value-type="string" office:string-value="Jan Smith" calcext:value-type="string">
            <text:p>Jan Smith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date" office:date-value="1965-04-25" calcext:value-type="date">
            <text:p>25 kwietnia 19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 table:formula="of:=CONCATENATE([.B126]; &quot; &quot;; [.A126])" office:value-type="string" office:string-value="Jan Smith" calcext:value-type="string">
            <text:p>Jan Smith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3-01-01" calcext:value-type="date">
            <text:p>1 stycznia 19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 table:formula="of:=CONCATENATE([.B127]; &quot; &quot;; [.A127])" office:value-type="string" office:string-value="Jacek Soplica" calcext:value-type="string">
            <text:p>Jacek Soplica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date" office:date-value="1965-05-19" calcext:value-type="date">
            <text:p>19 maja 19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NCATENATE([.B128]; &quot; &quot;; [.A128])" office:value-type="string" office:string-value="Jacek Soplica" calcext:value-type="string">
            <text:p>Jacek Soplica</text:p>
          </table:table-cell>
        </table:table-row>
        <table:table-row table:style-name="ro1" table:visibility="filter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date" office:date-value="1968-07-26" calcext:value-type="date">
            <text:p>26 lipca 19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 table:formula="of:=CONCATENATE([.B129]; &quot; &quot;; [.A129])" office:value-type="string" office:string-value="Robert Soski" calcext:value-type="string">
            <text:p>Robert Soski</text:p>
          </table:table-cell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date" office:date-value="1955-11-26" calcext:value-type="date">
            <text:p>26 listopada 19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CONCATENATE([.B130]; &quot; &quot;; [.A130])" office:value-type="string" office:string-value="Marzena Stopyra" calcext:value-type="string">
            <text:p>Marzena Stopyra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date" office:date-value="1967-05-13" calcext:value-type="date">
            <text:p>13 maja 19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 table:formula="of:=CONCATENATE([.B131]; &quot; &quot;; [.A131])" office:value-type="string" office:string-value="Adam Susel" calcext:value-type="string">
            <text:p>Adam Susel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date" office:date-value="1955-11-26" calcext:value-type="date">
            <text:p>26 listopada 19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 table:formula="of:=CONCATENATE([.B132]; &quot; &quot;; [.A132])" office:value-type="string" office:string-value="Andrzej Szumowski" calcext:value-type="string">
            <text:p>Andrzej Szumowski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date" office:date-value="1961-10-06" calcext:value-type="date">
            <text:p>6 października 19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 table:formula="of:=CONCATENATE([.B133]; &quot; &quot;; [.A133])" office:value-type="string" office:string-value="Jan Szumowski" calcext:value-type="string">
            <text:p>Jan Szumowski</text:p>
          </table:table-cell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date" office:date-value="1960-03-27" calcext:value-type="date">
            <text:p>27 marca 19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[.B134]; &quot; &quot;; [.A134])" office:value-type="string" office:string-value="Kamil Wanik" calcext:value-type="string">
            <text:p>Kamil Wanik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date" office:date-value="1963-02-26" calcext:value-type="date">
            <text:p>26 lutego 19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 table:formula="of:=CONCATENATE([.B135]; &quot; &quot;; [.A135])" office:value-type="string" office:string-value="Fryderyk Waz" calcext:value-type="string">
            <text:p>Fryderyk Waz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date" office:date-value="1959-05-14" calcext:value-type="date">
            <text:p>14 maja 19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 table:formula="of:=CONCATENATE([.B136]; &quot; &quot;; [.A136])" office:value-type="string" office:string-value="Bohdan Waz" calcext:value-type="string">
            <text:p>Bohdan Waz</text:p>
          </table:table-cell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date" office:date-value="1957-12-13" calcext:value-type="date">
            <text:p>13 grudnia 19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 table:formula="of:=CONCATENATE([.B137]; &quot; &quot;; [.A137])" office:value-type="string" office:string-value="Sabrina Wilk" calcext:value-type="string">
            <text:p>Sabrina Wilk</text:p>
          </table:table-cell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date" office:date-value="1964-04-30" calcext:value-type="date">
            <text:p>30 kwietnia 19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 table:formula="of:=CONCATENATE([.B138]; &quot; &quot;; [.A138])" office:value-type="string" office:string-value="Jan Wiss" calcext:value-type="string">
            <text:p>Jan Wiss</text:p>
          </table:table-cell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date" office:date-value="1963-07-20" calcext:value-type="date">
            <text:p>20 lipca 19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 table:formula="of:=CONCATENATE([.B139]; &quot; &quot;; [.A139])" office:value-type="string" office:string-value="Jan Wnuk" calcext:value-type="string">
            <text:p>Jan Wnu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date" office:date-value="1965-04-11" calcext:value-type="date">
            <text:p>11 kwietnia 19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CONCATENATE([.B140]; &quot; &quot;; [.A140])" office:value-type="string" office:string-value="Maryla Zysk" calcext:value-type="string">
            <text:p>Maryla Zys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date" office:date-value="1966-03-07" calcext:value-type="date">
            <text:p>7 marca 19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 table:formula="of:=CONCATENATE([.B141]; &quot; &quot;; [.A141])" office:value-type="string" office:string-value="Anatol Zysk" calcext:value-type="string">
            <text:p>Anatol Zysk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origin.A1:origin.E1048576" table:contains-header="false"/>
        <table:database-range table:name="__Anonymous_Sheet_DB__1" table:target-range-address="ZadanieA.A1:ZadanieA.E141" table:display-filter-buttons="true">
          <table:filter>
            <table:filter-or>
              <table:filter-condition table:value="B" table:operator="begins-with" table:field-number="3"/>
              <table:filter-condition table:value="G" table:operator="begins-with" table:field-number="3"/>
            </table:filter-or>
          </table:filter>
        </table:database-range>
        <table:database-range table:name="__Anonymous_Sheet_DB__2" table:target-range-address="ZadanieB.A1:ZadanieB.E1048576" table:contains-header="false"/>
        <table:database-range table:name="__Anonymous_Sheet_DB__3" table:target-range-address="ZadanieC.A1:ZadanieC.F141" table:display-filter-buttons="true">
          <table:filter>
            <table:filter-and>
              <table:filter-condition table:value="grafik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.</number:text>
      <number:month number:style="long"/>
      <number:text>.</number:text>
      <number:year/>
    </number:date-style>
    <number:date-style style:name="N115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5T20:54:53.057351188</dc:date>
    <meta:editing-duration>PT18M46S</meta:editing-duration>
    <meta:editing-cycles>7</meta:editing-cycles>
    <meta:generator>LibreOffice/26.2.1.2$Linux_X86_64 LibreOffice_project/620$Build-2</meta:generator>
    <meta:document-statistic meta:table-count="4" meta:cell-count="3243" meta:object-count="0"/>
  </office:meta>
</office:document-meta>
</file>